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color="#cccccc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6cm" fo:min-width="0.36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1.6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2cm" fo:min-width="2.3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3cm" fo:min-width="0.378cm"/>
    </style:style>
    <style:style style:name="gr13" style:family="graphic" style:parent-style-name="standard">
      <style:graphic-properties draw:fill="none" draw:textarea-vertical-align="middle" draw:auto-grow-height="false" fo:min-height="0.749cm" fo:min-width="0.4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5cm" fo:min-width="4.1cm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7" style:family="graphic" style:parent-style-name="standard">
      <style:graphic-properties svg:stroke-width="0cm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8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9" style:family="graphic" style:parent-style-name="standard">
      <style:graphic-properties svg:stroke-color="#808080" draw:fill="solid" draw:fill-color="#e6e6ff" draw:textarea-horizontal-align="justify" draw:textarea-vertical-align="middle" draw:auto-grow-height="false"/>
    </style:style>
    <style:style style:name="gr20" style:family="graphic" style:parent-style-name="standard">
      <style:graphic-properties svg:stroke-color="#808080" draw:fill="none" draw:fill-color="#ffffff" draw:textarea-horizontal-align="justify" draw:textarea-vertical-align="middle" draw:auto-grow-height="false"/>
    </style:style>
    <style:style style:name="gr21" style:family="graphic" style:parent-style-name="objectwithoutfill">
      <style:graphic-properties svg:stroke-color="#808080" draw:fill="none" draw:textarea-vertical-align="middle"/>
    </style:style>
    <style:style style:name="gr22" style:family="graphic" style:parent-style-name="objectwithoutfill">
      <style:graphic-properties svg:stroke-color="#808080" draw:fill="none" draw:fill-color="#e6e6ff" draw:textarea-vertical-align="middle"/>
    </style:style>
    <style:style style:name="gr23" style:family="graphic" style:parent-style-name="standard">
      <style:graphic-properties draw:stroke="none" svg:stroke-color="#808080" draw:fill="none" draw:fill-color="#ffffff" draw:textarea-horizontal-align="left" draw:auto-grow-height="true" draw:auto-grow-width="false" fo:min-height="1.118cm" fo:min-width="7.232cm"/>
    </style:style>
    <style:style style:name="gr24" style:family="graphic" style:parent-style-name="standard">
      <style:graphic-properties draw:stroke="none" svg:stroke-color="#808080" draw:fill="none" draw:fill-color="#ffffff" draw:textarea-horizontal-align="left" draw:auto-grow-height="true" draw:auto-grow-width="false" fo:min-height="0.391cm" fo:min-width="2.556cm"/>
    </style:style>
    <style:style style:name="gr25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.119cm"/>
    </style:style>
    <style:style style:name="gr26" style:family="graphic" style:parent-style-name="standard">
      <style:graphic-properties draw:stroke="none" svg:stroke-color="#808080" draw:fill="none" draw:fill-color="#ffffff" draw:textarea-horizontal-align="left" draw:auto-grow-height="true" draw:auto-grow-width="false" fo:min-height="0.868cm" fo:min-width="4.9cm"/>
    </style:style>
    <style:style style:name="gr27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.35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5cm" fo:min-width="2.556cm"/>
    </style:style>
    <style:style style:name="gr29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objectwithoutfill">
      <style:graphic-properties svg:stroke-color="#000000" draw:fill="none" draw:fill-color="#e6e6ff" draw:textarea-vertical-align="middle"/>
    </style:style>
    <style:style style:name="gr31" style:family="graphic" style:parent-style-name="objectwithoutfill">
      <style:graphic-properties svg:stroke-color="#000000" draw:marker-end="Arrow" draw:marker-end-width="0.3cm" draw:fill="none" draw:fill-color="#e6e6ff" draw:textarea-vertical-align="middle"/>
    </style:style>
    <style:style style:name="gr32" style:family="graphic" style:parent-style-name="standard">
      <style:graphic-properties draw:stroke="none" svg:stroke-color="#808080" draw:fill="none" draw:fill-color="#ffffff" draw:textarea-horizontal-align="left" draw:auto-grow-height="true" draw:auto-grow-width="false" fo:min-height="0cm" fo:min-width="6.384cm"/>
    </style:style>
    <style:style style:name="gr33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4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gr35" style:family="graphic" style:parent-style-name="standard">
      <style:graphic-properties draw:fill="none" draw:textarea-horizontal-align="justify" draw:textarea-vertical-align="middle" draw:auto-grow-height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94cm" fo:min-width="0.33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2cm" fo:min-width="0cm"/>
    </style:style>
    <style:style style:name="gr38" style:family="graphic" style:parent-style-name="objectwithoutfill">
      <style:graphic-properties draw:marker-end="Arrowheads_20_3" draw:fill="none" draw:textarea-vertical-align="middle"/>
    </style:style>
    <style:style style:name="gr39" style:family="graphic" style:parent-style-name="standard">
      <style:graphic-properties svg:stroke-width="0.051cm" svg:stroke-color="#00b8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0" style:family="graphic" style:parent-style-name="objectwithoutfill">
      <style:graphic-properties draw:marker-end="Arrowheads_20_3" draw:marker-end-width="0.3cm" draw:fill="none" draw:textarea-vertical-align="middle"/>
    </style:style>
    <style:style style:name="gr41" style:family="graphic" style:parent-style-name="standard">
      <style:graphic-properties draw:textarea-horizontal-align="justify" draw:textarea-vertical-align="middle" draw:auto-grow-height="fals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88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97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9cm" fo:min-width="0.44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429cm"/>
    </style:style>
    <style:style style:name="gr47" style:family="graphic" style:parent-style-name="standard">
      <style:graphic-properties draw:fill="none" draw:textarea-horizontal-align="justify" draw:textarea-vertical-align="middle" draw:auto-grow-height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04cm" fo:min-width="0.68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38cm" fo:min-width="0.687cm"/>
    </style:style>
    <style:style style:name="gr50" style:family="graphic" style:parent-style-name="standard">
      <style:graphic-properties svg:stroke-color="#808080" draw:marker-start-width="0.352cm" draw:marker-end-width="0.352cm" draw:fill="none" draw:textarea-horizontal-align="justify" draw:textarea-vertical-align="middle" draw:auto-grow-height="fals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44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42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443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678cm"/>
    </style:style>
    <style:style style:name="gr55" style:family="graphic" style:parent-style-name="standard">
      <style:graphic-properties draw:fill="none" draw:fill-color="#cfe7f5" draw:textarea-horizontal-align="justify" draw:textarea-vertical-align="middle" draw:auto-grow-height="fals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0.66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4.514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9cm" fo:min-width="0.67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661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04cm" fo:min-width="0.688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9cm" fo:min-width="0.6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9cm" fo:min-width="0.428cm"/>
    </style:style>
    <style:style style:name="gr63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661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843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2.5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671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2.086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2.499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2.764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2.085cm"/>
    </style:style>
    <style:style style:name="gr72" style:family="graphic" style:parent-style-name="standard">
      <style:graphic-properties svg:stroke-width="0.051cm" svg:stroke-color="#47b8b8" draw:marker-start-width="0.276cm" draw:marker-end-width="0.276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05cm" fo:min-width="0.687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1.67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family="'Ubuntu Condensed'" style:font-pitch="variable" fo:font-size="14pt" style:font-size-asian="14pt" style:font-size-complex="14pt"/>
    </style:style>
    <style:style style:name="P7" style:family="paragraph">
      <style:paragraph-properties fo:text-align="center"/>
      <style:text-properties fo:font-family="'Ubuntu Condensed'" style:font-pitch="variable" fo:font-size="16pt" style:font-size-asian="16pt" style:font-size-complex="16pt"/>
    </style:style>
    <style:style style:name="P8" style:family="paragraph">
      <style:paragraph-properties fo:text-align="center"/>
      <style:text-properties fo:font-family="'Ubuntu Condensed'" style:font-pitch="variable" fo:font-size="12pt" style:font-size-asian="12pt" style:font-size-complex="12pt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style:paragraph-properties fo:text-align="end"/>
    </style:style>
    <style:style style:name="P11" style:family="paragraph">
      <style:paragraph-properties fo:text-align="end"/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font-size="13pt" style:font-size-asian="13pt" style:font-size-complex="13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fo:text-align="center"/>
      <style:text-properties fo:font-family="'Ubuntu Condensed'" style:font-pitch="variable" fo:font-size="18pt"/>
    </style:style>
    <style:style style:name="P15" style:family="paragraph">
      <style:text-properties fo:font-size="18pt"/>
    </style:style>
    <style:style style:name="P16" style:family="paragraph">
      <style:text-properties fo:font-family="'Ubuntu Condensed'" style:font-pitch="variable" fo:font-size="18pt" fo:font-weight="bold" style:font-weight-asian="bold" style:font-weight-complex="bold"/>
    </style:style>
    <style:style style:name="P17" style:family="paragraph">
      <style:text-properties fo:font-size="14pt"/>
    </style:style>
    <style:style style:name="P18" style:family="paragraph">
      <style:text-properties fo:font-family="'Ubuntu Light'" style:font-pitch="variable" fo:font-size="14pt" fo:font-weight="normal" style:font-size-asian="14pt" style:font-weight-asian="normal" style:font-size-complex="14pt" style:font-weight-complex="normal"/>
    </style:style>
    <style:style style:name="P19" style:family="paragraph">
      <style:text-properties fo:font-size="20pt"/>
    </style:style>
    <style:style style:name="P20" style:family="paragraph">
      <style:text-properties fo:font-size="13pt"/>
    </style:style>
    <style:style style:name="P21" style:family="paragraph">
      <style:paragraph-properties fo:text-align="center"/>
      <style:text-properties fo:font-size="10pt"/>
    </style:style>
    <style:style style:name="P22" style:family="paragraph">
      <style:text-properties fo:font-size="10pt"/>
    </style:style>
    <style:style style:name="P23" style:family="paragraph">
      <style:paragraph-properties fo:text-align="center"/>
      <style:text-properties fo:font-size="8pt"/>
    </style:style>
    <style:style style:name="P24" style:family="paragraph">
      <style:paragraph-properties fo:text-align="center"/>
      <style:text-properties fo:font-size="8pt" style:font-size-asian="8pt" style:font-size-complex="8pt"/>
    </style:style>
    <style:style style:name="P25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26" style:family="paragraph">
      <style:paragraph-properties fo:text-align="end"/>
      <style:text-properties fo:font-size="8pt"/>
    </style:style>
    <style:style style:name="P27" style:family="paragraph">
      <style:paragraph-properties fo:text-align="end"/>
      <style:text-properties fo:font-size="8pt" style:font-size-asian="8pt" style:font-size-complex="8pt"/>
    </style:style>
    <style:style style:name="P28" style:family="paragraph">
      <style:paragraph-properties fo:text-align="center"/>
      <style:text-properties fo:font-size="6pt"/>
    </style:style>
    <style:style style:name="P29" style:family="paragraph">
      <style:paragraph-properties fo:text-align="center"/>
      <style:text-properties fo:font-size="6pt" style:font-size-asian="6pt" style:font-size-complex="6pt"/>
    </style:style>
    <style:style style:name="P30" style:family="paragraph">
      <style:text-properties fo:font-size="8pt" fo:font-weight="bold" style:font-size-asian="8pt" style:font-weight-asian="bold" style:font-size-complex="8pt" style:font-weight-complex="bold"/>
    </style:style>
    <style:style style:name="P31" style:family="paragraph"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32" style:family="paragraph"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P33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4" style:family="paragraph">
      <style:paragraph-properties fo:text-align="justify"/>
      <style:text-properties fo:font-size="10pt"/>
    </style:style>
    <style:style style:name="P35" style:family="paragraph">
      <style:paragraph-properties fo:text-align="justify"/>
      <style:text-properties fo:color="#000000" fo:font-size="10pt" fo:font-style="italic" style:font-size-asian="10pt" style:font-style-asian="italic" style:font-size-complex="10pt" style:font-style-complex="italic"/>
    </style:style>
    <style:style style:name="P36" style:family="paragraph">
      <style:text-properties fo:font-size="8pt"/>
    </style:style>
    <style:style style:name="P37" style:family="paragraph">
      <style:paragraph-properties fo:text-align="center"/>
      <style:text-properties fo:font-size="8pt" style:font-size-asian="6pt" style:font-size-complex="6pt"/>
    </style:style>
    <style:style style:name="P38" style:family="paragraph">
      <style:paragraph-properties fo:text-align="center"/>
      <style:text-properties fo:color="#ff6633" fo:font-size="6pt" style:font-size-asian="6pt" style:font-size-complex="6pt"/>
    </style:style>
    <style:style style:name="P39" style:family="paragraph">
      <style:paragraph-properties fo:text-align="center"/>
      <style:text-properties fo:font-size="8pt" fo:font-weight="bold" style:font-size-asian="6pt" style:font-weight-asian="bold" style:font-size-complex="6pt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family="'Ubuntu Condensed'" style:font-pitch="variable" fo:font-size="14pt" style:font-size-asian="14pt" style:font-size-complex="14pt"/>
    </style:style>
    <style:style style:name="T6" style:family="text">
      <style:text-properties fo:font-family="'Ubuntu Condensed'" style:font-pitch="variable" fo:font-size="16pt" style:font-size-asian="16pt" style:font-size-complex="16pt"/>
    </style:style>
    <style:style style:name="T7" style:family="text">
      <style:text-properties fo:font-family="'Ubuntu Condensed'" style:font-pitch="variable" fo:font-size="12pt" style:font-size-asian="12pt" style:font-size-complex="12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3pt" fo:font-weight="normal" style:font-size-asian="13pt" style:font-weight-asian="normal" style:font-size-complex="13pt" style:font-weight-complex="normal"/>
    </style:style>
    <style:style style:name="T10" style:family="text">
      <style:text-properties fo:font-size="13pt" fo:font-weight="bold" style:font-size-asian="13pt" style:font-weight-asian="bold" style:font-size-complex="13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family="'Ubuntu Condensed'" style:font-pitch="variable"/>
    </style:style>
    <style:style style:name="T13" style:family="text">
      <style:text-properties fo:font-family="'Ubuntu Condensed'" style:font-pitch="variable" fo:font-weight="bold" style:font-weight-asian="bold" style:font-weight-complex="bold"/>
    </style:style>
    <style:style style:name="T14" style:family="text">
      <style:text-properties fo:font-family="'Ubuntu Condensed'" style:font-pitch="variable"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family="'Ubuntu Condensed'" style:font-pitch="variable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ize="6pt" fo:font-weight="normal" style:font-size-asian="6pt" style:font-weight-asian="normal" style:font-size-complex="6pt" style:font-weight-complex="normal"/>
    </style:style>
    <style:style style:name="T18" style:family="text">
      <style:text-properties fo:font-size="6pt" style:font-size-asian="6pt" style:font-size-complex="6pt"/>
    </style:style>
    <style:style style:name="T19" style:family="text">
      <style:text-properties fo:font-size="8pt" fo:font-weight="bold" style:font-size-asian="8pt" style:font-weight-asian="bold" style:font-size-complex="8pt" style:font-weight-complex="bold"/>
    </style:style>
    <style:style style:name="T20" style:family="text">
      <style:text-properties fo:font-size="6pt" fo:font-weight="bold" style:font-size-asian="6pt" style:font-weight-asian="bold" style:font-size-complex="6pt" style:font-weight-complex="bold"/>
    </style:style>
    <style:style style:name="T21" style:family="text">
      <style:text-properties fo:color="#000000" fo:font-size="10pt" fo:font-style="italic" style:font-size-asian="10pt" style:font-style-asian="italic" style:font-size-complex="10pt" style:font-style-complex="italic"/>
    </style:style>
    <style:style style:name="T22" style:family="text">
      <style:text-properties fo:color="#00000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3" style:family="text">
      <style:text-properties fo:color="#00000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4" style:family="text">
      <style:text-properties fo:font-size="7pt" fo:font-weight="normal" style:font-size-asian="7pt" style:font-weight-asian="normal" style:font-size-complex="7pt" style:font-weight-complex="normal"/>
    </style:style>
    <style:style style:name="T25" style:family="text">
      <style:text-properties fo:font-size="7pt" style:font-size-asian="7pt" style:font-size-complex="7pt"/>
    </style:style>
    <style:style style:name="T26" style:family="text">
      <style:text-properties fo:color="#000000" fo:font-size="6pt" style:font-size-asian="6pt" style:font-size-complex="6pt"/>
    </style:style>
    <style:style style:name="T27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6cm" svg:height="11.6cm" svg:x="2.6cm" svg:y="4.66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18cm" svg:height="0.763cm" svg:x="7.1cm" svg:y="15.563cm">
          <draw:text-box>
            <text:p><text:span text:style-name="T1">2047</text:span></text:p>
          </draw:text-box>
        </draw:frame>
        <draw:frame draw:style-name="gr2" draw:text-style-name="P2" draw:layer="layout" svg:width="1.518cm" svg:height="11.003cm" svg:x="7.182cm" svg:y="4.6cm">
          <draw:text-box>
            <text:p><text:span text:style-name="T1">1536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custom-shape draw:style-name="gr3" draw:text-style-name="P1" draw:layer="layout" svg:width="4.6cm" svg:height="3.8cm" svg:x="2.6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112cm" svg:height="0.763cm" svg:x="8.488cm" svg:y="13.6cm">
          <draw:text-box>
            <text:p><text:span text:style-name="T1">SP</text:span></text:p>
          </draw:text-box>
        </draw:frame>
        <draw:frame draw:style-name="gr2" draw:text-style-name="P2" draw:layer="layout" svg:width="1.112cm" svg:height="0.763cm" svg:x="8.488cm" svg:y="10.337cm">
          <draw:text-box>
            <text:p><text:span text:style-name="T1">BP</text:span></text:p>
          </draw:text-box>
        </draw:frame>
        <draw:frame draw:style-name="gr4" draw:text-style-name="P3" draw:layer="layout" svg:width="4.8cm" svg:height="1.039cm" svg:x="2.6cm" svg:y="12cm">
          <draw:text-box>
            <text:p text:style-name="P1"><text:span text:style-name="T2">Activation Record of the CALLEE function</text:span></text:p>
          </draw:text-box>
        </draw:frame>
        <draw:custom-shape draw:style-name="gr5" draw:text-style-name="P1" draw:layer="layout" svg:width="4.6cm" svg:height="3cm" svg:x="2.598cm" svg:y="7.38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8cm" svg:height="1.039cm" svg:x="2.8cm" svg:y="8.361cm">
          <draw:text-box>
            <text:p text:style-name="P1"><text:span text:style-name="T2">Activation Record of the CALLER function</text:span></text:p>
          </draw:text-box>
        </draw:frame>
        <draw:custom-shape draw:style-name="gr5" draw:text-style-name="P1" draw:layer="layout" svg:width="4.6cm" svg:height="7.6cm" svg:x="11.4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7.2cm" svg:y1="7.463cm" svg:x2="11.4cm" svg:y2="5.4cm">
          <text:p/>
        </draw:line>
        <draw:line draw:style-name="gr6" draw:text-style-name="P1" draw:layer="layout" svg:x1="7.2cm" svg:y1="10.355cm" svg:x2="11.4cm" svg:y2="13cm">
          <text:p/>
        </draw:line>
        <draw:line draw:style-name="gr7" draw:text-style-name="P1" draw:layer="layout" svg:x1="8.6cm" svg:y1="13.963cm" svg:x2="7.4cm" svg:y2="13.963cm">
          <text:p/>
        </draw:line>
        <draw:line draw:style-name="gr8" draw:text-style-name="P1" draw:layer="layout" svg:x1="11.4cm" svg:y1="11.6cm" svg:x2="16cm" svg:y2="11.6cm">
          <text:p/>
        </draw:line>
        <draw:line draw:style-name="gr8" draw:text-style-name="P1" draw:layer="layout" svg:x1="11.4cm" svg:y1="8.46cm" svg:x2="16cm" svg:y2="8.46cm">
          <text:p/>
        </draw:line>
        <draw:line draw:style-name="gr8" draw:text-style-name="P1" draw:layer="layout" svg:x1="11.4cm" svg:y1="12.3cm" svg:x2="16cm" svg:y2="12.3cm">
          <text:p/>
        </draw:line>
        <draw:line draw:style-name="gr8" draw:text-style-name="P1" draw:layer="layout" svg:x1="11.4cm" svg:y1="10.17cm" svg:x2="16cm" svg:y2="10.17cm">
          <text:p/>
        </draw:line>
        <draw:frame draw:style-name="gr9" draw:text-style-name="P4" draw:layer="layout" svg:width="0.951cm" svg:height="1.827cm" svg:x="13.249cm" svg:y="8.36cm">
          <draw:text-box>
            <text:p><text:span text:style-name="T2">Rk</text:span></text:p>
            <text:p><text:span text:style-name="T2"><text:s/></text:span><text:span text:style-name="T2">.</text:span></text:p>
            <text:p><text:span text:style-name="T2"><text:s/></text:span><text:span text:style-name="T2">.</text:span></text:p>
            <text:p><text:span text:style-name="T2">R0</text:span></text:p>
          </draw:text-box>
        </draw:frame>
        <draw:frame draw:style-name="gr10" draw:text-style-name="P4" draw:layer="layout" svg:width="3.8cm" svg:height="1.433cm" svg:x="12.2cm" svg:y="10.17cm">
          <draw:text-box>
            <text:p><text:span text:style-name="T2">ARGUMENT_n</text:span></text:p>
            <text:p><text:span text:style-name="T2">.</text:span></text:p>
            <text:p><text:span text:style-name="T2">ARGUMENT_1</text:span></text:p>
          </draw:text-box>
        </draw:frame>
        <draw:frame draw:style-name="gr11" draw:text-style-name="P4" draw:layer="layout" svg:width="3.186cm" svg:height="0.645cm" svg:x="12.2cm" svg:y="11.6cm">
          <draw:text-box>
            <text:p><text:span text:style-name="T2">RETURN VALUE</text:span></text:p>
          </draw:text-box>
        </draw:frame>
        <draw:frame draw:style-name="gr12" draw:text-style-name="P4" draw:layer="layout" svg:width="3.4cm" svg:height="0.645cm" svg:x="4cm" svg:y="10.355cm">
          <draw:text-box>
            <text:p><text:span text:style-name="T2">OLD BP</text:span></text:p>
          </draw:text-box>
        </draw:frame>
        <draw:custom-shape draw:style-name="gr13" draw:text-style-name="P1" draw:layer="layout" svg:width="0.2cm" svg:height="4.37cm" svg:x="16.3cm" svg:y="8.6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4" draw:layer="layout" svg:width="3.4cm" svg:height="3.6cm" svg:x="16.4cm" svg:y="9.4cm">
          <draw:text-box>
            <text:p><text:span text:style-name="T2">These values are pushed to the stack when CALLEE is invoked from CALLER</text:span></text:p>
          </draw:text-box>
        </draw:frame>
        <draw:line draw:style-name="gr8" draw:text-style-name="P1" draw:layer="layout" svg:x1="2.6cm" svg:y1="11cm" svg:x2="7.2cm" svg:y2="11cm">
          <text:p/>
        </draw:line>
        <draw:frame draw:style-name="gr11" draw:text-style-name="P4" draw:layer="layout" svg:width="4.4cm" svg:height="0.645cm" svg:x="11.9cm" svg:y="12.4cm">
          <draw:text-box>
            <text:p><text:span text:style-name="T2">RETURN ADDRESS</text:span></text:p>
          </draw:text-box>
        </draw:frame>
        <draw:frame draw:style-name="gr2" draw:text-style-name="P3" draw:layer="layout" svg:width="3.893cm" svg:height="1.039cm" svg:x="12cm" svg:y="6.361cm">
          <draw:text-box>
            <text:p text:style-name="P1"><text:span text:style-name="T2">Local Variables of</text:span></text:p>
            <text:p text:style-name="P1"><text:span text:style-name="T2">The CALLER function</text:span></text:p>
          </draw:text-box>
        </draw:frame>
        <draw:line draw:style-name="gr7" draw:text-style-name="P1" draw:layer="layout" svg:x1="8.572cm" svg:y1="10.706cm" svg:x2="7.372cm" svg:y2="10.706cm">
          <text:p/>
        </draw:line>
        <draw:custom-shape draw:style-name="gr1" draw:text-style-name="P1" draw:layer="layout" svg:width="4.2cm" svg:height="5.2cm" svg:x="11.8cm" svg:y="15.6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4cm" svg:height="6.807cm" svg:x="15.9cm" svg:y="15.1cm">
          <draw:text-box>
            <text:p><text:span text:style-name="T3">Logical Address</text:span></text:p>
            <text:p><text:span text:style-name="T4">2047</text:span></text:p>
            <text:p><text:span text:style-name="T4">.</text:span></text:p>
            <text:p><text:span text:style-name="T4">1536</text:span></text:p>
            <text:p><text:span text:style-name="T4">.</text:span></text:p>
            <text:p><text:span text:style-name="T4">.</text:span></text:p>
            <text:p><text:span text:style-name="T4">.</text:span></text:p>
            <text:p><text:span text:style-name="T4">.</text:span></text:p>
            <text:p><text:span text:style-name="T4">.</text:span></text:p>
            <text:p><text:span text:style-name="T4">.</text:span></text:p>
            <text:p><text:span text:style-name="T4">.</text:span></text:p>
            <text:p><text:span text:style-name="T4">0</text:span></text:p>
            <text:p><text:span text:style-name="T4"/></text:p>
            <text:p><text:span text:style-name="T4"/></text:p>
          </draw:text-box>
        </draw:frame>
        <draw:line draw:style-name="gr8" draw:text-style-name="P1" draw:layer="layout" svg:x1="11.8cm" svg:y1="17.1cm" svg:x2="16cm" svg:y2="17.1cm">
          <text:p/>
        </draw:line>
        <draw:frame draw:style-name="gr2" draw:text-style-name="P5" draw:layer="layout" svg:width="1.565cm" svg:height="0.725cm" svg:x="13.2cm" svg:y="15.975cm">
          <draw:text-box>
            <text:p><text:span text:style-name="T4">Stack</text:span></text:p>
          </draw:text-box>
        </draw:frame>
        <draw:frame draw:style-name="gr2" draw:text-style-name="P5" draw:layer="layout" svg:width="1.518cm" svg:height="0.725cm" svg:x="13.2cm" svg:y="18.475cm">
          <draw:text-box>
            <text:p><text:span text:style-name="T4">Code</text:span></text:p>
          </draw:text-box>
        </draw:frame>
        <presentation:notes draw:style-name="dp2">
          <draw:page-thumbnail draw:style-name="gr15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6" draw:text-style-name="P6" draw:layer="layout" svg:width="9.4cm" svg:height="6.1cm" svg:x="12cm" svg:y="5.3cm"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>Operating System (XOS)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9.4cm" svg:height="1.4cm" svg:x="12cm" svg:y="2.4cm">
          <text:p text:style-name="P1"><text:span text:style-name="T6">User Program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0.6cm" draw:transform="rotate (1.56765473414131) translate (13.6cm 5.798cm)">
          <text:p/>
          <draw:enhanced-geometry svg:viewBox="0 0 21600 21600" draw:mirror-vertical="true" draw:mirror-horizont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2cm" svg:height="0.6cm" draw:transform="rotate (1.56765473414131) translate (19.194cm 5.788cm)">
          <text:p/>
          <draw:enhanced-geometry svg:viewBox="0 0 21600 21600" draw:mirror-vertical="true" draw:mirror-horizont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6" draw:layer="layout" svg:width="3.1cm" svg:height="4.4cm" svg:x="12.3cm" svg:y="5.8cm">
          <text:p text:style-name="P1"><text:span text:style-name="T5">File System</text:span></text:p>
          <text:p text:style-name="P1"><text:span text:style-name="T5">Call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0.6cm" draw:transform="rotate (1.56765473414131) translate (13.6cm 12.2cm)">
          <text:p/>
          <draw:enhanced-geometry svg:viewBox="0 0 21600 21600" draw:mirror-vertical="tru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8" draw:layer="layout" svg:width="3cm" svg:height="1.4cm" svg:x="18cm" svg:y="5.8cm">
          <text:p text:style-name="P1"><text:span text:style-name="T7">Process System</text:span></text:p>
          <text:p text:style-name="P1"><text:span text:style-name="T7">Calls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cm" svg:height="1.4cm" svg:x="17.999cm" svg:y="7.2cm">
          <text:p text:style-name="P1"><text:span text:style-name="T7">Schedul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cm" svg:height="1.6cm" svg:x="17.999cm" svg:y="8.6cm">
          <text:p text:style-name="P1"><text:span text:style-name="T7">Memory </text:span></text:p>
          <text:p text:style-name="P1"><text:span text:style-name="T7">Manage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0.6cm" draw:transform="rotate (1.56765473414131) translate (19.194cm 12.2cm)">
          <text:p/>
          <draw:enhanced-geometry svg:viewBox="0 0 21600 21600" draw:mirror-vertical="true" draw:mirror-horizont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7" draw:layer="layout" svg:width="4cm" svg:height="2.4cm" svg:x="12cm" svg:y="12.2cm">
          <text:p text:style-name="P1"><text:span text:style-name="T6">File System</text:span></text:p>
          <text:p text:style-name="P1"><text:span text:style-name="T6">(XFS)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4cm" svg:height="2.4cm" svg:x="17.4cm" svg:y="12.2cm">
          <text:p text:style-name="P1"><text:span text:style-name="T6">Machine</text:span></text:p>
          <text:p text:style-name="P1"><text:span text:style-name="T6">(XSM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4.848cm" svg:height="11.135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9" draw:text-style-name="P1" draw:layer="layout" svg:width="7.552cm" svg:height="1.339cm" svg:x="10.811cm" svg:y="8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7.589cm" svg:height="4.498cm" svg:x="10.8cm" svg:y="8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1" draw:layer="layout" svg:x1="14.429cm" svg:y1="8.031cm" svg:x2="14.4cm" svg:y2="12.531cm">
          <text:p/>
        </draw:line>
        <draw:line draw:style-name="gr22" draw:text-style-name="P1" draw:layer="layout" svg:x1="10.8cm" svg:y1="9.372cm" svg:x2="18.353cm" svg:y2="9.372cm">
          <text:p/>
        </draw:line>
        <draw:line draw:style-name="gr22" draw:text-style-name="P1" draw:layer="layout" svg:x1="10.8cm" svg:y1="9.937cm" svg:x2="18.39cm" svg:y2="9.937cm">
          <text:p/>
        </draw:line>
        <draw:line draw:style-name="gr22" draw:text-style-name="P1" draw:layer="layout" svg:x1="10.8cm" svg:y1="10.329cm" svg:x2="18.39cm" svg:y2="10.329cm">
          <text:p/>
        </draw:line>
        <draw:frame draw:style-name="gr23" draw:text-style-name="P3" draw:layer="layout" svg:width="3.544cm" svg:height="1.368cm" svg:x="11.61cm" svg:y="8.4cm">
          <draw:text-box>
            <text:p text:style-name="P1"><text:span text:style-name="T8">FAT Index</text:span></text:p>
          </draw:text-box>
        </draw:frame>
        <draw:frame draw:style-name="gr24" draw:text-style-name="P4" draw:layer="layout" svg:width="3.962cm" svg:height="0.725cm" svg:x="14.671cm" svg:y="8.372cm">
          <draw:text-box>
            <text:p><text:span text:style-name="T4">File Open Count</text:span></text:p>
          </draw:text-box>
        </draw:frame>
        <draw:line draw:style-name="gr22" draw:text-style-name="P1" draw:layer="layout" svg:x1="10.799cm" svg:y1="10.845cm" svg:x2="18.389cm" svg:y2="10.845cm">
          <text:p/>
        </draw:line>
        <draw:frame draw:style-name="gr25" draw:text-style-name="P5" draw:layer="layout" svg:width="0.621cm" svg:height="2.147cm" svg:x="12.4cm" svg:y="10.831cm">
          <draw:text-box>
            <text:p><text:span text:style-name="T4">.</text:span></text:p>
            <text:p><text:span text:style-name="T4">.</text:span></text:p>
            <text:p><text:span text:style-name="T4">.</text:span></text:p>
            <text:p><text:span text:style-name="T4"/></text:p>
          </draw:text-box>
        </draw:frame>
        <draw:frame draw:style-name="gr26" draw:text-style-name="P9" draw:layer="layout" svg:width="0.879cm" svg:height="1.673cm" svg:x="12.2cm" svg:y="9.331cm">
          <draw:text-box>
            <text:p text:style-name="P1"><text:span text:style-name="T4"><text:s/></text:span><text:span text:style-name="T4">3</text:span></text:p>
            <text:p text:style-name="P1"><text:span text:style-name="T4"><text:s/></text:span><text:span text:style-name="T4">1</text:span></text:p>
            <text:p text:style-name="P1"><text:span text:style-name="T4"><text:s/></text:span><text:span text:style-name="T4">2</text:span></text:p>
          </draw:text-box>
        </draw:frame>
        <draw:frame draw:style-name="gr25" draw:text-style-name="P5" draw:layer="layout" svg:width="0.621cm" svg:height="2.147cm" svg:x="16cm" svg:y="10.731cm">
          <draw:text-box>
            <text:p><text:span text:style-name="T4">.</text:span></text:p>
            <text:p><text:span text:style-name="T4">.</text:span></text:p>
            <text:p><text:span text:style-name="T4">.</text:span></text:p>
            <text:p><text:span text:style-name="T4"/></text:p>
          </draw:text-box>
        </draw:frame>
        <draw:frame draw:style-name="gr27" draw:text-style-name="P11" draw:layer="layout" svg:width="0.858cm" svg:height="1.673cm" svg:x="15.788cm" svg:y="9.336cm">
          <draw:text-box>
            <text:p text:style-name="P10"><text:span text:style-name="T4">2</text:span></text:p>
            <text:p text:style-name="P10"><text:span text:style-name="T4">1</text:span></text:p>
            <text:p text:style-name="P10"><text:span text:style-name="T4"><text:s/></text:span><text:span text:style-name="T4">2</text:span></text:p>
          </draw:text-box>
        </draw:frame>
        <draw:frame draw:style-name="gr2" draw:text-style-name="P3" draw:layer="layout" svg:width="0.739cm" svg:height="3.569cm" svg:x="10.1cm" svg:y="9.431cm">
          <draw:text-box>
            <text:p text:style-name="P1"><text:span text:style-name="T4">0</text:span></text:p>
            <text:p text:style-name="P1"><text:span text:style-name="T4">1</text:span></text:p>
            <text:p text:style-name="P1"><text:span text:style-name="T4">2</text:span></text:p>
            <text:p text:style-name="P1"><text:span text:style-name="T4">.</text:span></text:p>
            <text:p text:style-name="P1"><text:span text:style-name="T4">.</text:span></text:p>
            <text:p text:style-name="P1"><text:span text:style-name="T4">.</text:span></text:p>
            <text:p text:style-name="P1"><text:span text:style-name="T4"/></text:p>
          </draw:text-box>
        </draw:frame>
        <draw:frame draw:style-name="gr23" draw:text-style-name="P3" draw:layer="layout" svg:width="3.544cm" svg:height="1.368cm" svg:x="9.5cm" svg:y="8.963cm">
          <draw:text-box>
            <text:p text:style-name="P1"><text:span text:style-name="T4">Index</text:span></text:p>
          </draw:text-box>
        </draw:frame>
        <draw:custom-shape draw:style-name="gr19" draw:text-style-name="P1" draw:layer="layout" svg:width="7.589cm" svg:height="1.872cm" svg:x="1.945cm" svg:y="10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7.589cm" svg:height="5.031cm" svg:x="1.934cm" svg:y="10.8cm">
          <text:p/>
          <draw:enhanced-geometry svg:viewBox="0 0 21600 21600" draw:type="rectangle" draw:enhanced-path="M 0 0 L 21600 0 21600 21600 0 21600 0 0 Z N"/>
        </draw:custom-shape>
        <draw:line draw:style-name="gr21" draw:text-style-name="P1" draw:layer="layout" svg:x1="5.6cm" svg:y1="10.8cm" svg:x2="5.534cm" svg:y2="15.831cm">
          <text:p/>
        </draw:line>
        <draw:line draw:style-name="gr22" draw:text-style-name="P1" draw:layer="layout" svg:x1="1.934cm" svg:y1="12.672cm" svg:x2="9.524cm" svg:y2="12.672cm">
          <text:p/>
        </draw:line>
        <draw:line draw:style-name="gr22" draw:text-style-name="P1" draw:layer="layout" svg:x1="1.934cm" svg:y1="13.194cm" svg:x2="9.524cm" svg:y2="13.194cm">
          <text:p/>
        </draw:line>
        <draw:line draw:style-name="gr22" draw:text-style-name="P1" draw:layer="layout" svg:x1="1.934cm" svg:y1="13.715cm" svg:x2="9.524cm" svg:y2="13.715cm">
          <text:p/>
        </draw:line>
        <draw:frame draw:style-name="gr23" draw:text-style-name="P9" draw:layer="layout" svg:width="4.134cm" svg:height="1.673cm" svg:x="1.866cm" svg:y="10.999cm">
          <draw:text-box>
            <text:p text:style-name="P1"><text:span text:style-name="T4">Pointer to System Wide Open</text:span></text:p>
            <text:p text:style-name="P1"><text:span text:style-name="T4">File Table Entry</text:span></text:p>
          </draw:text-box>
        </draw:frame>
        <draw:frame draw:style-name="gr28" draw:text-style-name="P4" draw:layer="layout" svg:width="3.457cm" svg:height="0.955cm" svg:x="6.087cm" svg:y="11.26cm">
          <draw:text-box>
            <text:p><text:span text:style-name="T8">LSEEK position</text:span></text:p>
          </draw:text-box>
        </draw:frame>
        <draw:line draw:style-name="gr22" draw:text-style-name="P1" draw:layer="layout" svg:x1="1.933cm" svg:y1="14.231cm" svg:x2="9.523cm" svg:y2="14.231cm">
          <text:p/>
        </draw:line>
        <draw:frame draw:style-name="gr29" draw:text-style-name="P5" draw:layer="layout" svg:width="0.621cm" svg:height="2.147cm" svg:x="3.534cm" svg:y="14.131cm">
          <draw:text-box>
            <text:p><text:span text:style-name="T4">.</text:span></text:p>
            <text:p><text:span text:style-name="T4">.</text:span></text:p>
            <text:p><text:span text:style-name="T4">.</text:span></text:p>
            <text:p><text:span text:style-name="T4"/></text:p>
          </draw:text-box>
        </draw:frame>
        <draw:frame draw:style-name="gr26" draw:text-style-name="P9" draw:layer="layout" svg:width="0.879cm" svg:height="1.673cm" svg:x="3.334cm" svg:y="12.631cm">
          <draw:text-box>
            <text:p text:style-name="P1"><text:span text:style-name="T4"><text:s/></text:span><text:span text:style-name="T4">2</text:span></text:p>
            <text:p text:style-name="P1"><text:span text:style-name="T4"><text:s/></text:span><text:span text:style-name="T4">0</text:span></text:p>
            <text:p text:style-name="P1"><text:span text:style-name="T4">-1</text:span></text:p>
          </draw:text-box>
        </draw:frame>
        <draw:frame draw:style-name="gr29" draw:text-style-name="P5" draw:layer="layout" svg:width="0.621cm" svg:height="2.147cm" svg:x="7.134cm" svg:y="14.031cm">
          <draw:text-box>
            <text:p><text:span text:style-name="T4">.</text:span></text:p>
            <text:p><text:span text:style-name="T4">.</text:span></text:p>
            <text:p><text:span text:style-name="T4">.</text:span></text:p>
            <text:p><text:span text:style-name="T4"/></text:p>
          </draw:text-box>
        </draw:frame>
        <draw:frame draw:style-name="gr29" draw:text-style-name="P11" draw:layer="layout" svg:width="0.998cm" svg:height="1.673cm" svg:x="6.922cm" svg:y="12.636cm">
          <draw:text-box>
            <text:p text:style-name="P10"><text:span text:style-name="T4">3</text:span></text:p>
            <text:p text:style-name="P10"><text:span text:style-name="T4">0</text:span></text:p>
            <text:p text:style-name="P10"><text:span text:style-name="T4"><text:s/></text:span><text:span text:style-name="T4">-1</text:span></text:p>
          </draw:text-box>
        </draw:frame>
        <draw:frame draw:style-name="gr29" draw:text-style-name="P3" draw:layer="layout" svg:width="0.739cm" svg:height="3.569cm" svg:x="1.234cm" svg:y="12.731cm">
          <draw:text-box>
            <text:p text:style-name="P1"><text:span text:style-name="T4">0</text:span></text:p>
            <text:p text:style-name="P1"><text:span text:style-name="T4">1</text:span></text:p>
            <text:p text:style-name="P1"><text:span text:style-name="T4">2</text:span></text:p>
            <text:p text:style-name="P1"><text:span text:style-name="T4">.</text:span></text:p>
            <text:p text:style-name="P1"><text:span text:style-name="T4">.</text:span></text:p>
            <text:p text:style-name="P1"><text:span text:style-name="T4">.</text:span></text:p>
            <text:p text:style-name="P1"><text:span text:style-name="T4"/></text:p>
          </draw:text-box>
        </draw:frame>
        <draw:frame draw:style-name="gr23" draw:text-style-name="P3" draw:layer="layout" svg:width="3.544cm" svg:height="1.368cm" svg:x="0.6cm" svg:y="12.331cm">
          <draw:text-box>
            <text:p text:style-name="P1"><text:span text:style-name="T4">Index</text:span></text:p>
          </draw:text-box>
        </draw:frame>
        <draw:frame draw:style-name="gr23" draw:text-style-name="P3" draw:layer="layout" svg:width="3.544cm" svg:height="1.368cm" svg:x="15.3cm" svg:y="2.732cm">
          <draw:text-box>
            <text:p text:style-name="P1"><text:span text:style-name="T8">Index</text:span></text:p>
          </draw:text-box>
        </draw:frame>
        <draw:custom-shape draw:style-name="gr19" draw:text-style-name="P1" draw:layer="layout" svg:width="10.999cm" svg:height="1.339cm" svg:x="16.611cm" svg:y="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1.01cm" svg:height="5.198cm" svg:x="16.6cm" svg:y="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1" draw:layer="layout" svg:x1="20.229cm" svg:y1="1.8cm" svg:x2="20.2cm" svg:y2="7cm">
          <text:p/>
        </draw:line>
        <draw:line draw:style-name="gr22" draw:text-style-name="P1" draw:layer="layout" svg:x1="16.6cm" svg:y1="3.749cm" svg:x2="27.61cm" svg:y2="3.749cm">
          <text:p/>
        </draw:line>
        <draw:line draw:style-name="gr22" draw:text-style-name="P1" draw:layer="layout" svg:x1="16.6cm" svg:y1="4.27cm" svg:x2="27.61cm" svg:y2="4.27cm">
          <text:p/>
        </draw:line>
        <draw:frame draw:style-name="gr23" draw:text-style-name="P9" draw:layer="layout" svg:width="3.544cm" svg:height="1.368cm" svg:x="17.61cm" svg:y="2.131cm">
          <draw:text-box>
            <text:p text:style-name="P1"><text:span text:style-name="T4">File Name</text:span></text:p>
          </draw:text-box>
        </draw:frame>
        <draw:frame draw:style-name="gr24" draw:text-style-name="P9" draw:layer="layout" svg:width="3.457cm" svg:height="0.725cm" svg:x="21.453cm" svg:y="2.131cm">
          <draw:text-box>
            <text:p text:style-name="P1"><text:span text:style-name="T4">File Size</text:span></text:p>
          </draw:text-box>
        </draw:frame>
        <draw:line draw:style-name="gr22" draw:text-style-name="P1" draw:layer="layout" svg:x1="16.599cm" svg:y1="4.786cm" svg:x2="27.61cm" svg:y2="4.786cm">
          <text:p/>
        </draw:line>
        <draw:frame draw:style-name="gr29" draw:text-style-name="P5" draw:layer="layout" svg:width="0.621cm" svg:height="1.673cm" svg:x="21.979cm" svg:y="5.841cm">
          <draw:text-box>
            <text:p><text:span text:style-name="T4">.</text:span></text:p>
            <text:p><text:span text:style-name="T4">.</text:span></text:p>
            <text:p><text:span text:style-name="T4"/></text:p>
          </draw:text-box>
        </draw:frame>
        <draw:frame draw:style-name="gr29" draw:text-style-name="P12" draw:layer="layout" svg:width="1.518cm" svg:height="2.811cm" svg:x="21.647cm" svg:y="3.125cm">
          <draw:text-box>
            <text:p text:style-name="P1"><text:span text:style-name="T1">512</text:span></text:p>
            <text:p text:style-name="P1"><text:span text:style-name="T1">1024</text:span></text:p>
            <text:p text:style-name="P1"><text:span text:style-name="T1">0</text:span></text:p>
            <text:p text:style-name="P1"><text:span text:style-name="T1">0</text:span></text:p>
            <text:p text:style-name="P1"><text:span text:style-name="T1">0</text:span></text:p>
          </draw:text-box>
        </draw:frame>
        <draw:frame draw:style-name="gr29" draw:text-style-name="P12" draw:layer="layout" svg:width="0.756cm" svg:height="4.347cm" svg:x="15.9cm" svg:y="3.2cm">
          <draw:text-box>
            <text:p text:style-name="P1"><text:span text:style-name="T1">0</text:span></text:p>
            <text:p text:style-name="P1"><text:span text:style-name="T1">1</text:span></text:p>
            <text:p text:style-name="P1"><text:span text:style-name="T1">2</text:span></text:p>
            <text:p text:style-name="P1"><text:span text:style-name="T1">3</text:span></text:p>
            <text:p text:style-name="P1"><text:span text:style-name="T1">4</text:span></text:p>
            <text:p text:style-name="P1"><text:span text:style-name="T1">.</text:span></text:p>
            <text:p text:style-name="P1"><text:span text:style-name="T1">.</text:span></text:p>
            <text:p text:style-name="P1"><text:span text:style-name="T1"/></text:p>
          </draw:text-box>
        </draw:frame>
        <draw:line draw:style-name="gr21" draw:text-style-name="P1" draw:layer="layout" svg:x1="24.239cm" svg:y1="1.8cm" svg:x2="24.2cm" svg:y2="7cm">
          <text:p/>
        </draw:line>
        <draw:line draw:style-name="gr30" draw:text-style-name="P1" draw:layer="layout" svg:x1="4.313cm" svg:y1="13.513cm" svg:x2="5.773cm" svg:y2="13.513cm">
          <text:p/>
        </draw:line>
        <draw:line draw:style-name="gr30" draw:text-style-name="P1" draw:layer="layout" svg:x1="5.773cm" svg:y1="13.513cm" svg:x2="5.773cm" svg:y2="9.8cm">
          <text:p/>
        </draw:line>
        <draw:line draw:style-name="gr31" draw:text-style-name="P1" draw:layer="layout" svg:x1="5.773cm" svg:y1="9.8cm" svg:x2="10.1cm" svg:y2="9.8cm">
          <text:p/>
        </draw:line>
        <draw:line draw:style-name="gr30" draw:text-style-name="P1" draw:layer="layout" svg:x1="13.068cm" svg:y1="9.639cm" svg:x2="14.119cm" svg:y2="9.639cm">
          <text:p/>
        </draw:line>
        <draw:line draw:style-name="gr30" draw:text-style-name="P1" draw:layer="layout" svg:x1="14.135cm" svg:y1="9.639cm" svg:x2="14.146cm" svg:y2="5.071cm">
          <text:p/>
        </draw:line>
        <draw:line draw:style-name="gr31" draw:text-style-name="P1" draw:layer="layout" svg:x1="14.146cm" svg:y1="5.071cm" svg:x2="16.115cm" svg:y2="5.071cm">
          <text:p/>
        </draw:line>
        <draw:frame draw:style-name="gr29" draw:text-style-name="P12" draw:layer="layout" svg:width="2.636cm" svg:height="3.835cm" svg:x="17.3cm" svg:y="3.099cm">
          <draw:text-box>
            <text:p text:style-name="P1"><text:span text:style-name="T1">fileA.xsm</text:span></text:p>
            <text:p text:style-name="P1"><text:span text:style-name="T9">fileB.dat</text:span></text:p>
            <text:p text:style-name="P1"><text:span text:style-name="T9">fileC.dat</text:span></text:p>
            <text:p text:style-name="P1"><text:span text:style-name="T10">myfile.dat</text:span></text:p>
            <text:p text:style-name="P1"><text:span text:style-name="T1">fileD.xsm</text:span></text:p>
            <text:p text:style-name="P1"><text:span text:style-name="T1">.</text:span></text:p>
            <text:p text:style-name="P1"><text:span text:style-name="T1">.</text:span></text:p>
          </draw:text-box>
        </draw:frame>
        <draw:frame draw:style-name="gr24" draw:text-style-name="P9" draw:layer="layout" svg:width="3.457cm" svg:height="1.199cm" svg:x="24.7cm" svg:y="1.9cm">
          <draw:text-box>
            <text:p text:style-name="P1"><text:span text:style-name="T4">Block # of </text:span></text:p>
            <text:p text:style-name="P1"><text:span text:style-name="T4">Basic Block</text:span></text:p>
          </draw:text-box>
        </draw:frame>
        <draw:line draw:style-name="gr22" draw:text-style-name="P1" draw:layer="layout" svg:x1="16.599cm" svg:y1="5.259cm" svg:x2="27.61cm" svg:y2="5.259cm">
          <text:p/>
        </draw:line>
        <draw:line draw:style-name="gr22" draw:text-style-name="P1" draw:layer="layout" svg:x1="16.599cm" svg:y1="5.755cm" svg:x2="27.61cm" svg:y2="5.755cm">
          <text:p/>
        </draw:line>
        <draw:frame draw:style-name="gr29" draw:text-style-name="P12" draw:layer="layout" svg:width="1.01cm" svg:height="3.835cm" svg:x="25.3cm" svg:y="3.13cm">
          <draw:text-box>
            <text:p text:style-name="P1"><text:span text:style-name="T1">16</text:span></text:p>
            <text:p text:style-name="P1"><text:span text:style-name="T1">18</text:span></text:p>
            <text:p text:style-name="P1"><text:span text:style-name="T1">21</text:span></text:p>
            <text:p text:style-name="P1"><text:span text:style-name="T1">23</text:span></text:p>
            <text:p text:style-name="P1"><text:span text:style-name="T1">28</text:span></text:p>
            <text:p text:style-name="P1"><text:span text:style-name="T1">.</text:span></text:p>
            <text:p text:style-name="P1"><text:span text:style-name="T1">.</text:span></text:p>
          </draw:text-box>
        </draw:frame>
        <draw:frame draw:style-name="gr29" draw:text-style-name="P5" draw:layer="layout" svg:width="6.776cm" svg:height="0.806cm" svg:x="2.726cm" svg:y="15.875cm">
          <draw:text-box>
            <text:p><text:span text:style-name="T11">Per-process Open File Table</text:span></text:p>
          </draw:text-box>
        </draw:frame>
        <draw:frame draw:style-name="gr32" draw:text-style-name="P5" draw:layer="layout" svg:width="6.903cm" svg:height="1.361cm" svg:x="11.213cm" svg:y="12.632cm">
          <draw:text-box>
            <text:p><text:span text:style-name="T11">System-wide Open File Table</text:span></text:p>
          </draw:text-box>
        </draw:frame>
        <draw:frame draw:style-name="gr29" draw:text-style-name="P5" draw:layer="layout" svg:width="6.213cm" svg:height="0.806cm" svg:x="19.586cm" svg:y="7cm">
          <draw:text-box>
            <text:p><text:span text:style-name="T11">File Allocation Table (FAT)</text:span></text:p>
          </draw:text-box>
        </draw:frame>
        <presentation:notes draw:style-name="dp2">
          <draw:page-thumbnail draw:style-name="gr15" draw:layer="layout" svg:width="14.848cm" svg:height="11.135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33" draw:text-style-name="P1" draw:layer="layout" svg:width="12cm" svg:height="20.2cm" svg:x="12.591cm" svg:y="0.38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2cm" svg:height="20.2cm" svg:x="0.6cm" svg:y="0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7.4cm" svg:height="0.8cm" svg:x="2.625cm" svg:y="2.436cm">
          <text:p text:style-name="P13"><text:span text:style-name="T12">ROM Code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7.4cm" svg:height="0.8cm" svg:x="2.624cm" svg:y="3.236cm">
          <text:p text:style-name="P13"><text:span text:style-name="T12">OS Startup Code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7.4cm" svg:height="2.2cm" svg:x="2.624cm" svg:y="4.036cm">
          <text:p text:style-name="P13"><text:span text:style-name="T12">OS Data Structu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layout" svg:width="7.4cm" svg:height="0.8cm" svg:x="2.624cm" svg:y="6.236cm">
          <text:p text:style-name="P13"><text:span text:style-name="T12">Memory copy of FAT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7.4cm" svg:height="0.8cm" svg:x="2.624cm" svg:y="7.036cm">
          <text:p text:style-name="P13"><text:span text:style-name="T12">Memory copy of Disk Free List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7.4cm" svg:height="1.6cm" svg:x="2.625cm" svg:y="7.836cm">
          <text:p text:style-name="P13"><text:span text:style-name="T12">Exception Handler Routine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7.4cm" svg:height="1.801cm" svg:x="2.625cm" svg:y="9.435cm">
          <text:p text:style-name="P13"><text:span text:style-name="T12">Timer Interrupt Routine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7.4cm" svg:height="3cm" svg:x="2.625cm" svg:y="11.236cm">
          <text:p text:style-name="P13"><text:span text:style-name="T12">Interrupt Routines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7.4cm" svg:height="4.2cm" svg:x="2.625cm" svg:y="14.236cm">
          <text:p text:style-name="P13"><text:span text:style-name="T12">INIT and other </text:span></text:p>
          <text:p text:style-name="P13"><text:span text:style-name="T12">User programs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7.4cm" svg:height="0.8cm" svg:x="14.42cm" svg:y="2.563cm">
          <text:p text:style-name="P13"><text:span text:style-name="T12">OS Startup Code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7.4cm" svg:height="0.8cm" svg:x="14.42cm" svg:y="9.663cm">
          <text:p text:style-name="P13"><text:span text:style-name="T12">FAT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7.4cm" svg:height="0.8cm" svg:x="14.421cm" svg:y="10.463cm">
          <text:p text:style-name="P13"><text:span text:style-name="T12">Disk Free List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7.4cm" svg:height="1.566cm" svg:x="14.421cm" svg:y="3.363cm">
          <text:p text:style-name="P13"><text:span text:style-name="T12">Exception Handler Routine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7.4cm" svg:height="1.674cm" svg:x="14.421cm" svg:y="4.888cm">
          <text:p text:style-name="P13"><text:span text:style-name="T12">Timer Interrupt Routine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7.4cm" svg:height="3.088cm" svg:x="14.421cm" svg:y="6.563cm">
          <text:p text:style-name="P13"><text:span text:style-name="T12">Interrupt Routines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7.4cm" svg:height="1.644cm" svg:x="14.421cm" svg:y="11.263cm">
          <text:p text:style-name="P13"><text:span text:style-name="T12">INIT Code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7.4cm" svg:height="3.145cm" svg:x="14.421cm" svg:y="17.018cm">
          <text:p text:style-name="P13"><text:span text:style-name="T12">Swap Area</text:span></text:p>
          <draw:enhanced-geometry svg:viewBox="0 0 21600 21600" draw:type="rectangle" draw:enhanced-path="M 0 0 L 21600 0 21600 21600 0 21600 0 0 Z N"/>
        </draw:custom-shape>
        <draw:frame draw:style-name="gr2" draw:text-style-name="P16" draw:layer="layout" svg:width="6.458cm" svg:height="0.963cm" svg:x="3.247cm" svg:y="0.836cm">
          <draw:text-box>
            <text:p text:style-name="P15"><text:span text:style-name="T13">MEMORY STRUCTURE</text:span></text:p>
          </draw:text-box>
        </draw:frame>
        <draw:custom-shape draw:style-name="gr16" draw:text-style-name="P14" draw:layer="layout" svg:width="7.4cm" svg:height="4.156cm" svg:x="14.42cm" svg:y="12.862cm">
          <text:p text:style-name="P13"><text:span text:style-name="T12">User Blocks </text:span></text:p>
          <draw:enhanced-geometry svg:viewBox="0 0 21600 21600" draw:type="rectangle" draw:enhanced-path="M 0 0 L 21600 0 21600 21600 0 21600 0 0 Z N"/>
        </draw:custom-shape>
        <draw:frame draw:style-name="gr2" draw:text-style-name="P16" draw:layer="layout" svg:width="5.252cm" svg:height="0.963cm" svg:x="15.821cm" svg:y="0.8cm">
          <draw:text-box>
            <text:p text:style-name="P15"><text:span text:style-name="T13">DISK STRUCTURE</text:span></text:p>
          </draw:text-box>
        </draw:frame>
        <draw:frame draw:style-name="gr2" draw:text-style-name="P18" draw:layer="layout" svg:width="1.679cm" svg:height="16.726cm" svg:x="9.924cm" svg:y="1.695cm">
          <draw:text-box>
            <text:p text:style-name="P17"><text:span text:style-name="T14">Page#</text:span></text:p>
            <text:p text:style-name="P17"><text:span text:style-name="T15">0</text:span></text:p>
            <text:p text:style-name="P17"><text:span text:style-name="T15">1</text:span></text:p>
            <text:p text:style-name="P17"><text:span text:style-name="T15">2</text:span></text:p>
            <text:p text:style-name="P17"><text:span text:style-name="T15">3</text:span></text:p>
            <text:p text:style-name="P17"><text:span text:style-name="T15">4</text:span></text:p>
            <text:p text:style-name="P17"><text:span text:style-name="T15">5</text:span></text:p>
            <text:p text:style-name="P17"><text:span text:style-name="T15">6</text:span></text:p>
            <text:p text:style-name="P17"><text:span text:style-name="T15">7</text:span></text:p>
            <text:p text:style-name="P17"><text:span text:style-name="T15">8</text:span></text:p>
            <text:p text:style-name="P17"><text:span text:style-name="T15">9</text:span></text:p>
            <text:p text:style-name="P17"><text:span text:style-name="T15">10</text:span></text:p>
            <text:p text:style-name="P17"><text:span text:style-name="T15">11</text:span></text:p>
            <text:p text:style-name="P17"><text:span text:style-name="T15">.</text:span></text:p>
            <text:p text:style-name="P17"><text:span text:style-name="T15">.</text:span></text:p>
            <text:p text:style-name="P17"><text:span text:style-name="T15">24</text:span></text:p>
            <text:p text:style-name="P17"><text:span text:style-name="T15">25</text:span></text:p>
            <text:p text:style-name="P17"><text:span text:style-name="T15">.</text:span></text:p>
            <text:p text:style-name="P17"><text:span text:style-name="T15">.</text:span></text:p>
            <text:p text:style-name="P17"><text:span text:style-name="T15">.</text:span></text:p>
            <text:p text:style-name="P17"><text:span text:style-name="T15">63</text:span></text:p>
          </draw:text-box>
        </draw:frame>
        <draw:frame draw:style-name="gr2" draw:text-style-name="P18" draw:layer="layout" svg:width="1.772cm" svg:height="18.318cm" svg:x="21.721cm" svg:y="1.863cm">
          <draw:text-box>
            <text:p text:style-name="P17"><text:span text:style-name="T14">Block#</text:span></text:p>
            <text:p text:style-name="P17"><text:span text:style-name="T15">0</text:span></text:p>
            <text:p text:style-name="P17"><text:span text:style-name="T15">1</text:span></text:p>
            <text:p text:style-name="P17"><text:span text:style-name="T15">2</text:span></text:p>
            <text:p text:style-name="P17"><text:span text:style-name="T15">3</text:span></text:p>
            <text:p text:style-name="P17"><text:span text:style-name="T15">4</text:span></text:p>
            <text:p text:style-name="P17"><text:span text:style-name="T15">5</text:span></text:p>
            <text:p text:style-name="P17"><text:span text:style-name="T15">.</text:span></text:p>
            <text:p text:style-name="P17"><text:span text:style-name="T15">.</text:span></text:p>
            <text:p text:style-name="P17"><text:span text:style-name="T15">18</text:span></text:p>
            <text:p text:style-name="P17"><text:span text:style-name="T15">19</text:span></text:p>
            <text:p text:style-name="P17"><text:span text:style-name="T15">20</text:span></text:p>
            <text:p text:style-name="P17"><text:span text:style-name="T15">21</text:span></text:p>
            <text:p text:style-name="P17"><text:span text:style-name="T15">22</text:span></text:p>
            <text:p text:style-name="P17"><text:span text:style-name="T15">23</text:span></text:p>
            <text:p text:style-name="P17"><text:span text:style-name="T15">24</text:span></text:p>
            <text:p text:style-name="P17"><text:span text:style-name="T15">.</text:span></text:p>
            <text:p text:style-name="P17"><text:span text:style-name="T15">.</text:span></text:p>
            <text:p text:style-name="P17"><text:span text:style-name="T15">447</text:span></text:p>
            <text:p text:style-name="P17"><text:span text:style-name="T15">448</text:span></text:p>
            <text:p text:style-name="P17"><text:span text:style-name="T15">.</text:span></text:p>
            <text:p text:style-name="P17"><text:span text:style-name="T15">.</text:span></text:p>
            <text:p text:style-name="P17"><text:span text:style-name="T15">512</text:span></text:p>
          </draw:text-box>
        </draw:frame>
        <presentation:notes draw:style-name="dp2">
          <draw:page-thumbnail draw:style-name="gr15" draw:layer="layout" svg:width="14.848cm" svg:height="11.135cm" svg:x="3.075cm" svg:y="2.257cm" draw:page-number="4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.6cm" svg:height="11.6cm" svg:x="2.6cm" svg:y="4.66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18cm" svg:height="0.763cm" svg:x="7.1cm" svg:y="15.563cm">
          <draw:text-box>
            <text:p text:style-name="P20"><text:span text:style-name="T1">1536</text:span></text:p>
          </draw:text-box>
        </draw:frame>
        <draw:frame draw:style-name="gr2" draw:text-style-name="P2" draw:layer="layout" svg:width="1.518cm" svg:height="11.003cm" svg:x="7.182cm" svg:y="4.6cm">
          <draw:text-box>
            <text:p text:style-name="P20"><text:span text:style-name="T1">2048</text:span></text:p>
            <text:p text:style-name="P20"><text:span text:style-name="T1">.</text:span></text:p>
            <text:p text:style-name="P20"><text:span text:style-name="T1">.</text:span></text:p>
            <text:p text:style-name="P20"><text:span text:style-name="T1">.</text:span></text:p>
            <text:p text:style-name="P20"><text:span text:style-name="T1">.</text:span></text:p>
            <text:p text:style-name="P20"><text:span text:style-name="T1">.</text:span></text:p>
            <text:p text:style-name="P20"><text:span text:style-name="T1">.</text:span></text:p>
            <text:p text:style-name="P20"><text:span text:style-name="T1">.</text:span></text:p>
            <text:p text:style-name="P20"><text:span text:style-name="T1">.</text:span></text:p>
            <text:p text:style-name="P20"><text:span text:style-name="T1">.</text:span></text:p>
            <text:p text:style-name="P20"><text:span text:style-name="T1">.</text:span></text:p>
            <text:p text:style-name="P20"><text:span text:style-name="T1">.</text:span></text:p>
            <text:p text:style-name="P20"><text:span text:style-name="T1">.</text:span></text:p>
            <text:p text:style-name="P20"><text:span text:style-name="T1">.</text:span></text:p>
            <text:p text:style-name="P20"><text:span text:style-name="T1">.</text:span></text:p>
            <text:p text:style-name="P20"><text:span text:style-name="T1">.</text:span></text:p>
            <text:p text:style-name="P20"><text:span text:style-name="T1">.</text:span></text:p>
            <text:p text:style-name="P20"><text:span text:style-name="T1">.</text:span></text:p>
            <text:p text:style-name="P20"><text:span text:style-name="T1">.</text:span></text:p>
            <text:p text:style-name="P20"><text:span text:style-name="T1">.</text:span></text:p>
            <text:p text:style-name="P20"><text:span text:style-name="T1">.</text:span></text:p>
          </draw:text-box>
        </draw:frame>
        <draw:custom-shape draw:style-name="gr3" draw:text-style-name="P1" draw:layer="layout" svg:width="4.6cm" svg:height="3.8cm" svg:x="2.6cm" svg:y="7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112cm" svg:height="0.763cm" svg:x="8.6cm" svg:y="10.7cm">
          <draw:text-box>
            <text:p text:style-name="P20"><text:span text:style-name="T1">BP</text:span></text:p>
          </draw:text-box>
        </draw:frame>
        <draw:frame draw:style-name="gr2" draw:text-style-name="P2" draw:layer="layout" svg:width="1.112cm" svg:height="0.763cm" svg:x="8.588cm" svg:y="7.463cm">
          <draw:text-box>
            <text:p text:style-name="P20"><text:span text:style-name="T1">SP</text:span></text:p>
          </draw:text-box>
        </draw:frame>
        <draw:line draw:style-name="gr7" draw:text-style-name="P1" draw:layer="layout" svg:x1="8.7cm" svg:y1="7.826cm" svg:x2="7.5cm" svg:y2="7.826cm">
          <text:p/>
        </draw:line>
        <draw:frame draw:style-name="gr4" draw:text-style-name="P3" draw:layer="layout" svg:width="4.8cm" svg:height="1.039cm" svg:x="2.8cm" svg:y="8.463cm">
          <draw:text-box>
            <text:p text:style-name="P21"><text:span text:style-name="T2">Activation Record of the CALLEE function</text:span></text:p>
          </draw:text-box>
        </draw:frame>
        <draw:custom-shape draw:style-name="gr5" draw:text-style-name="P1" draw:layer="layout" svg:width="4.6cm" svg:height="3cm" svg:x="2.6cm" svg:y="11.46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8cm" svg:height="1.039cm" svg:x="2.9cm" svg:y="12.4cm">
          <draw:text-box>
            <text:p text:style-name="P21"><text:span text:style-name="T2">Activation Record of the CALLER function</text:span></text:p>
          </draw:text-box>
        </draw:frame>
        <draw:custom-shape draw:style-name="gr5" draw:text-style-name="P1" draw:layer="layout" svg:width="4.6cm" svg:height="7.6cm" svg:x="11.4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7.2cm" svg:y1="11.463cm" svg:x2="11.4cm" svg:y2="8cm">
          <text:p/>
        </draw:line>
        <draw:line draw:style-name="gr6" draw:text-style-name="P1" draw:layer="layout" svg:x1="7.182cm" svg:y1="14.463cm" svg:x2="11.4cm" svg:y2="15.6cm">
          <text:p/>
        </draw:line>
        <draw:line draw:style-name="gr7" draw:text-style-name="P1" draw:layer="layout" svg:x1="8.7cm" svg:y1="11.1cm" svg:x2="7.5cm" svg:y2="11.1cm">
          <text:p/>
        </draw:line>
        <draw:line draw:style-name="gr8" draw:text-style-name="P1" draw:layer="layout" svg:x1="11.4cm" svg:y1="9.33cm" svg:x2="16cm" svg:y2="9.33cm">
          <text:p/>
        </draw:line>
        <draw:line draw:style-name="gr8" draw:text-style-name="P1" draw:layer="layout" svg:x1="11.4cm" svg:y1="10.66cm" svg:x2="16cm" svg:y2="10.66cm">
          <text:p/>
        </draw:line>
        <draw:line draw:style-name="gr8" draw:text-style-name="P1" draw:layer="layout" svg:x1="11.4cm" svg:y1="8.665cm" svg:x2="16cm" svg:y2="8.665cm">
          <text:p/>
        </draw:line>
        <draw:line draw:style-name="gr8" draw:text-style-name="P1" draw:layer="layout" svg:x1="11.4cm" svg:y1="12.37cm" svg:x2="16cm" svg:y2="12.37cm">
          <text:p/>
        </draw:line>
        <draw:frame draw:style-name="gr9" draw:text-style-name="P4" draw:layer="layout" svg:width="0.951cm" svg:height="1.827cm" svg:x="13.249cm" svg:y="10.66cm">
          <draw:text-box>
            <text:p text:style-name="P22"><text:span text:style-name="T2">R0</text:span></text:p>
            <text:p text:style-name="P22"><text:span text:style-name="T2"><text:s/></text:span><text:span text:style-name="T2">.</text:span></text:p>
            <text:p text:style-name="P22"><text:span text:style-name="T2"><text:s/></text:span><text:span text:style-name="T2">.</text:span></text:p>
            <text:p text:style-name="P22"><text:span text:style-name="T2">Rk</text:span></text:p>
          </draw:text-box>
        </draw:frame>
        <draw:frame draw:style-name="gr10" draw:text-style-name="P4" draw:layer="layout" svg:width="3.8cm" svg:height="1.433cm" svg:x="12.4cm" svg:y="9.304cm">
          <draw:text-box>
            <text:p text:style-name="P22"><text:span text:style-name="T2">ARGUMENT_1</text:span></text:p>
            <text:p text:style-name="P22"><text:span text:style-name="T2">.</text:span></text:p>
            <text:p text:style-name="P22"><text:span text:style-name="T2">ARGUMENT_n</text:span></text:p>
          </draw:text-box>
        </draw:frame>
        <draw:frame draw:style-name="gr11" draw:text-style-name="P4" draw:layer="layout" svg:width="3.186cm" svg:height="0.645cm" svg:x="12.289cm" svg:y="8.729cm">
          <draw:text-box>
            <text:p text:style-name="P22"><text:span text:style-name="T2">RETURN VALUE</text:span></text:p>
          </draw:text-box>
        </draw:frame>
        <draw:frame draw:style-name="gr12" draw:text-style-name="P4" draw:layer="layout" svg:width="3.4cm" svg:height="0.645cm" svg:x="3.9cm" svg:y="10.818cm">
          <draw:text-box>
            <text:p text:style-name="P22"><text:span text:style-name="T2">OLD BP</text:span></text:p>
          </draw:text-box>
        </draw:frame>
        <draw:custom-shape draw:style-name="gr13" draw:text-style-name="P1" draw:layer="layout" svg:width="0.2cm" svg:height="4.37cm" svg:x="16.4cm" svg:y="8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4" draw:layer="layout" svg:width="3.4cm" svg:height="3.6cm" svg:x="16.6cm" svg:y="8.57cm">
          <draw:text-box>
            <text:p text:style-name="P22"><text:span text:style-name="T2">These values are pushed to the stack when CALLEE is invoked from CALLER</text:span></text:p>
          </draw:text-box>
        </draw:frame>
        <draw:line draw:style-name="gr8" draw:text-style-name="P1" draw:layer="layout" svg:x1="2.6cm" svg:y1="10.8cm" svg:x2="7.2cm" svg:y2="10.8cm">
          <text:p/>
        </draw:line>
        <draw:frame draw:style-name="gr11" draw:text-style-name="P4" draw:layer="layout" svg:width="4.4cm" svg:height="0.645cm" svg:x="12cm" svg:y="8.084cm">
          <draw:text-box>
            <text:p text:style-name="P22"><text:span text:style-name="T2">RETURN ADDRESS</text:span></text:p>
          </draw:text-box>
        </draw:frame>
        <draw:frame draw:style-name="gr2" draw:text-style-name="P3" draw:layer="layout" svg:width="3.846cm" svg:height="1.039cm" svg:x="11.9cm" svg:y="13.2cm">
          <draw:text-box>
            <text:p text:style-name="P21"><text:span text:style-name="T2">Local Variables of the</text:span></text:p>
            <text:p text:style-name="P21"><text:span text:style-name="T2">CALLER function</text:span></text:p>
          </draw:text-box>
        </draw:frame>
        <presentation:notes draw:style-name="dp2">
          <draw:page-thumbnail draw:style-name="gr15" draw:layer="layout" svg:width="14.848cm" svg:height="11.135cm" svg:x="3.075cm" svg:y="2.257cm" draw:page-number="5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18" draw:text-style-name="P24" draw:layer="layout" svg:width="1.484cm" svg:height="0.325cm" svg:x="1.22cm" svg:y="4.36cm">
          <text:p text:style-name="P23"><text:span text:style-name="T16">R1</text:span></text:p>
          <draw:enhanced-geometry svg:viewBox="0 0 21600 21600" draw:type="rectangle" draw:enhanced-path="M 0 0 L 21600 0 21600 21600 0 21600 0 0 Z N"/>
        </draw:custom-shape>
        <draw:custom-shape draw:style-name="gr18" draw:text-style-name="P24" draw:layer="layout" svg:width="1.484cm" svg:height="0.325cm" svg:x="1.22cm" svg:y="4.035cm">
          <text:p text:style-name="P23"><text:span text:style-name="T16">R0</text:span></text:p>
          <draw:enhanced-geometry svg:viewBox="0 0 21600 21600" draw:type="rectangle" draw:enhanced-path="M 0 0 L 21600 0 21600 21600 0 21600 0 0 Z N"/>
        </draw:custom-shape>
        <draw:custom-shape draw:style-name="gr18" draw:text-style-name="P24" draw:layer="layout" svg:width="1.484cm" svg:height="0.325cm" svg:x="1.221cm" svg:y="3.71cm">
          <text:p text:style-name="P23"><text:span text:style-name="T16">Arg = 1</text:span></text:p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1.49cm" svg:height="0.325cm" svg:x="1.22cm" svg:y="3.396cm">
          <text:p text:style-name="P23"><text:span text:style-name="T17">return value 1</text:span>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498cm" svg:height="7.32cm" svg:x="1.212cm" svg:y="0.3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1.213cm" svg:y="7.309cm">
          <text:p text:style-name="P23"><text:span text:style-name="T16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1.212cm" svg:y="6.984cm">
          <text:p text:style-name="P23"><text:span text:style-name="T16">n = 2</text:span>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1.498cm" svg:height="0.325cm" svg:x="1.211cm" svg:y="6.659cm">
          <text:p text:style-name="P23"><text:span text:style-name="T16">result</text:span></text:p>
          <draw:enhanced-geometry svg:viewBox="0 0 21600 21600" draw:type="rectangle" draw:enhanced-path="M 0 0 L 21600 0 21600 21600 0 21600 0 0 Z N"/>
        </draw:custom-shape>
        <draw:frame draw:style-name="gr36" draw:text-style-name="P27" draw:layer="layout" svg:width="1.129cm" svg:height="7.565cm" svg:x="0.304cm" svg:y="0.201cm">
          <draw:text-box>
            <text:p text:style-name="P26"><text:span text:style-name="T16">2047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1536</text:span></text:p>
          </draw:text-box>
        </draw:frame>
        <draw:custom-shape draw:style-name="gr35" draw:text-style-name="P24" draw:layer="layout" svg:width="1.498cm" svg:height="0.325cm" svg:x="1.212cm" svg:y="6.338cm">
          <text:p text:style-name="P23"><text:span text:style-name="T16">R0</text:span>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1.489cm" svg:height="0.325cm" svg:x="1.22cm" svg:y="6.013cm">
          <text:p text:style-name="P23"><text:span text:style-name="T16">Arg = 2</text:span></text:p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1.485cm" svg:height="0.322cm" svg:x="1.22cm" svg:y="5.683cm">
          <text:p text:style-name="P28"><text:span text:style-name="T18">return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9" draw:layer="layout" svg:width="1.5cm" svg:height="0.346cm" svg:x="1.212cm" svg:y="5.337cm">
          <text:p text:style-name="P28"><text:span text:style-name="T18">return addr 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4" draw:layer="layout" svg:width="1.498cm" svg:height="0.325cm" svg:x="1.213cm" svg:y="5.013cm">
          <text:p text:style-name="P23"><text:span text:style-name="T16">Old BP 2</text:span></text:p>
          <draw:enhanced-geometry svg:viewBox="0 0 21600 21600" draw:type="rectangle" draw:enhanced-path="M 0 0 L 21600 0 21600 21600 0 21600 0 0 Z N"/>
        </draw:custom-shape>
        <draw:custom-shape draw:style-name="gr18" draw:text-style-name="P24" draw:layer="layout" svg:width="1.498cm" svg:height="0.325cm" svg:x="1.213cm" svg:y="4.687cm">
          <text:p text:style-name="P23"><text:span text:style-name="T16">f</text:span></text:p>
          <draw:enhanced-geometry svg:viewBox="0 0 21600 21600" draw:type="rectangle" draw:enhanced-path="M 0 0 L 21600 0 21600 21600 0 21600 0 0 Z N"/>
        </draw:custom-shape>
        <draw:g>
          <draw:frame draw:style-name="gr37" draw:text-style-name="P30" draw:layer="layout" svg:width="0.896cm" svg:height="0.569cm" svg:x="2.907cm" svg:y="4.9cm">
            <draw:text-box>
              <text:p><text:span text:style-name="T19">BP</text:span></text:p>
            </draw:text-box>
          </draw:frame>
          <draw:line draw:style-name="gr38" draw:text-style-name="P1" draw:layer="layout" svg:x1="3.107cm" svg:y1="5.173cm" svg:x2="2.712cm" svg:y2="5.173cm">
            <text:p/>
          </draw:line>
        </draw:g>
        <draw:g>
          <draw:frame draw:style-name="gr37" draw:text-style-name="P30" draw:layer="layout" svg:width="0.883cm" svg:height="0.569cm" svg:x="2.913cm" svg:y="2.928cm">
            <draw:text-box>
              <text:p><text:span text:style-name="T19">SP</text:span></text:p>
            </draw:text-box>
          </draw:frame>
          <draw:line draw:style-name="gr38" draw:text-style-name="P1" draw:layer="layout" svg:x1="3.113cm" svg:y1="3.201cm" svg:x2="2.718cm" svg:y2="3.201cm">
            <text:p/>
          </draw:line>
        </draw:g>
        <draw:custom-shape draw:style-name="gr18" draw:text-style-name="P24" draw:layer="layout" svg:width="1.49cm" svg:height="0.325cm" svg:x="1.212cm" svg:y="3.07cm">
          <text:p text:style-name="P23"><text:span text:style-name="T18">return addr 76</text:span></text:p>
          <draw:enhanced-geometry svg:viewBox="0 0 21600 21600" draw:type="rectangle" draw:enhanced-path="M 0 0 L 21600 0 21600 21600 0 21600 0 0 Z N"/>
        </draw:custom-shape>
        <draw:custom-shape draw:style-name="gr18" draw:text-style-name="P24" draw:layer="layout" svg:width="1.484cm" svg:height="0.325cm" svg:x="5.812cm" svg:y="4.359cm">
          <text:p text:style-name="P23"><text:span text:style-name="T16">R1</text:span></text:p>
          <draw:enhanced-geometry svg:viewBox="0 0 21600 21600" draw:type="rectangle" draw:enhanced-path="M 0 0 L 21600 0 21600 21600 0 21600 0 0 Z N"/>
        </draw:custom-shape>
        <draw:custom-shape draw:style-name="gr18" draw:text-style-name="P24" draw:layer="layout" svg:width="1.484cm" svg:height="0.325cm" svg:x="5.812cm" svg:y="4.034cm">
          <text:p text:style-name="P23"><text:span text:style-name="T16">R0</text:span></text:p>
          <draw:enhanced-geometry svg:viewBox="0 0 21600 21600" draw:type="rectangle" draw:enhanced-path="M 0 0 L 21600 0 21600 21600 0 21600 0 0 Z N"/>
        </draw:custom-shape>
        <draw:custom-shape draw:style-name="gr18" draw:text-style-name="P24" draw:layer="layout" svg:width="1.484cm" svg:height="0.325cm" svg:x="5.813cm" svg:y="3.709cm">
          <text:p text:style-name="P23"><text:span text:style-name="T16">Arg = 1</text:span></text:p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1.49cm" svg:height="0.325cm" svg:x="5.812cm" svg:y="3.395cm">
          <text:p text:style-name="P23"><text:span text:style-name="T17">return value 1</text:span>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498cm" svg:height="7.32cm" svg:x="5.804cm" svg:y="0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5.805cm" svg:y="7.308cm">
          <text:p text:style-name="P23"><text:span text:style-name="T16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5.804cm" svg:y="6.983cm">
          <text:p text:style-name="P23"><text:span text:style-name="T16">n = 2</text:span>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1.498cm" svg:height="0.325cm" svg:x="5.803cm" svg:y="6.658cm">
          <text:p text:style-name="P23"><text:span text:style-name="T16">result</text:span></text:p>
          <draw:enhanced-geometry svg:viewBox="0 0 21600 21600" draw:type="rectangle" draw:enhanced-path="M 0 0 L 21600 0 21600 21600 0 21600 0 0 Z N"/>
        </draw:custom-shape>
        <draw:frame draw:style-name="gr36" draw:text-style-name="P27" draw:layer="layout" svg:width="1.129cm" svg:height="7.565cm" svg:x="4.896cm" svg:y="0.2cm">
          <draw:text-box>
            <text:p text:style-name="P26"><text:span text:style-name="T16">2047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1536</text:span></text:p>
          </draw:text-box>
        </draw:frame>
        <draw:custom-shape draw:style-name="gr35" draw:text-style-name="P24" draw:layer="layout" svg:width="1.498cm" svg:height="0.325cm" svg:x="5.804cm" svg:y="6.337cm">
          <text:p text:style-name="P23"><text:span text:style-name="T16">R0</text:span>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1.489cm" svg:height="0.325cm" svg:x="5.812cm" svg:y="6.012cm">
          <text:p text:style-name="P23"><text:span text:style-name="T16">Arg = 2</text:span></text:p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1.485cm" svg:height="0.322cm" svg:x="5.812cm" svg:y="5.682cm">
          <text:p text:style-name="P28"><text:span text:style-name="T18">return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9" draw:layer="layout" svg:width="1.5cm" svg:height="0.346cm" svg:x="5.804cm" svg:y="5.336cm">
          <text:p text:style-name="P28"><text:span text:style-name="T18">return addr 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4" draw:layer="layout" svg:width="1.498cm" svg:height="0.325cm" svg:x="5.805cm" svg:y="5.012cm">
          <text:p text:style-name="P23"><text:span text:style-name="T16">Old BP 2</text:span></text:p>
          <draw:enhanced-geometry svg:viewBox="0 0 21600 21600" draw:type="rectangle" draw:enhanced-path="M 0 0 L 21600 0 21600 21600 0 21600 0 0 Z N"/>
        </draw:custom-shape>
        <draw:custom-shape draw:style-name="gr18" draw:text-style-name="P24" draw:layer="layout" svg:width="1.498cm" svg:height="0.325cm" svg:x="5.805cm" svg:y="4.686cm">
          <text:p text:style-name="P23"><text:span text:style-name="T16">f</text:span></text:p>
          <draw:enhanced-geometry svg:viewBox="0 0 21600 21600" draw:type="rectangle" draw:enhanced-path="M 0 0 L 21600 0 21600 21600 0 21600 0 0 Z N"/>
        </draw:custom-shape>
        <draw:g>
          <draw:frame draw:style-name="gr37" draw:text-style-name="P30" draw:layer="layout" svg:width="0.896cm" svg:height="0.569cm" svg:x="7.499cm" svg:y="4.899cm">
            <draw:text-box>
              <text:p><text:span text:style-name="T19">BP</text:span></text:p>
            </draw:text-box>
          </draw:frame>
          <draw:line draw:style-name="gr38" draw:text-style-name="P1" draw:layer="layout" svg:x1="7.699cm" svg:y1="5.172cm" svg:x2="7.304cm" svg:y2="5.172cm">
            <text:p/>
          </draw:line>
        </draw:g>
        <draw:g>
          <draw:frame draw:style-name="gr37" draw:text-style-name="P30" draw:layer="layout" svg:width="0.883cm" svg:height="0.569cm" svg:x="7.505cm" svg:y="3.327cm">
            <draw:text-box>
              <text:p><text:span text:style-name="T19">SP</text:span></text:p>
            </draw:text-box>
          </draw:frame>
          <draw:line draw:style-name="gr38" draw:text-style-name="P1" draw:layer="layout" svg:x1="7.705cm" svg:y1="3.6cm" svg:x2="7.31cm" svg:y2="3.6cm">
            <text:p/>
          </draw:line>
        </draw:g>
        <draw:custom-shape draw:style-name="gr34" draw:text-style-name="P1" draw:layer="layout" svg:width="1.498cm" svg:height="7.32cm" svg:x="9.805cm" svg:y="0.3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9.806cm" svg:y="7.309cm">
          <text:p text:style-name="P23"><text:span text:style-name="T16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9.805cm" svg:y="6.984cm">
          <text:p text:style-name="P23"><text:span text:style-name="T16">n = 2</text:span>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1.498cm" svg:height="0.325cm" svg:x="9.804cm" svg:y="6.659cm">
          <text:p text:style-name="P23"><text:span text:style-name="T16">result</text:span></text:p>
          <draw:enhanced-geometry svg:viewBox="0 0 21600 21600" draw:type="rectangle" draw:enhanced-path="M 0 0 L 21600 0 21600 21600 0 21600 0 0 Z N"/>
        </draw:custom-shape>
        <draw:frame draw:style-name="gr36" draw:text-style-name="P27" draw:layer="layout" svg:width="1.129cm" svg:height="7.565cm" svg:x="8.897cm" svg:y="0.201cm">
          <draw:text-box>
            <text:p text:style-name="P26"><text:span text:style-name="T16">2047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1536</text:span></text:p>
          </draw:text-box>
        </draw:frame>
        <draw:custom-shape draw:style-name="gr35" draw:text-style-name="P24" draw:layer="layout" svg:width="1.498cm" svg:height="0.325cm" svg:x="9.805cm" svg:y="6.338cm">
          <text:p text:style-name="P23"><text:span text:style-name="T16">R0</text:span>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1.489cm" svg:height="0.325cm" svg:x="9.813cm" svg:y="6.013cm">
          <text:p text:style-name="P23"><text:span text:style-name="T16">Arg = 2</text:span></text:p>
          <draw:enhanced-geometry svg:viewBox="0 0 21600 21600" draw:type="rectangle" draw:enhanced-path="M 0 0 L 21600 0 21600 21600 0 21600 0 0 Z N"/>
        </draw:custom-shape>
        <draw:custom-shape draw:style-name="gr39" draw:text-style-name="P31" draw:layer="layout" svg:width="1.485cm" svg:height="0.322cm" svg:x="9.813cm" svg:y="5.683cm">
          <text:p text:style-name="P28"><text:span text:style-name="T20">return valu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9" draw:layer="layout" svg:width="1.5cm" svg:height="0.346cm" svg:x="9.805cm" svg:y="5.337cm">
          <text:p text:style-name="P28"><text:span text:style-name="T18">return addr 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4" draw:layer="layout" svg:width="1.498cm" svg:height="0.325cm" svg:x="9.806cm" svg:y="5.013cm">
          <text:p text:style-name="P23"><text:span text:style-name="T16">Old BP 2</text:span></text:p>
          <draw:enhanced-geometry svg:viewBox="0 0 21600 21600" draw:type="rectangle" draw:enhanced-path="M 0 0 L 21600 0 21600 21600 0 21600 0 0 Z N"/>
        </draw:custom-shape>
        <draw:custom-shape draw:style-name="gr18" draw:text-style-name="P24" draw:layer="layout" svg:width="1.498cm" svg:height="0.325cm" svg:x="9.806cm" svg:y="4.687cm">
          <text:p text:style-name="P23"><text:span text:style-name="T16">f = 2x1</text:span></text:p>
          <draw:enhanced-geometry svg:viewBox="0 0 21600 21600" draw:type="rectangle" draw:enhanced-path="M 0 0 L 21600 0 21600 21600 0 21600 0 0 Z N"/>
        </draw:custom-shape>
        <draw:g>
          <draw:frame draw:style-name="gr37" draw:text-style-name="P30" draw:layer="layout" svg:width="0.896cm" svg:height="0.569cm" svg:x="11.5cm" svg:y="4.9cm">
            <draw:text-box>
              <text:p><text:span text:style-name="T19">BP</text:span></text:p>
            </draw:text-box>
          </draw:frame>
          <draw:line draw:style-name="gr38" draw:text-style-name="P1" draw:layer="layout" svg:x1="11.7cm" svg:y1="5.173cm" svg:x2="11.305cm" svg:y2="5.173cm">
            <text:p/>
          </draw:line>
        </draw:g>
        <draw:g>
          <draw:frame draw:style-name="gr37" draw:text-style-name="P30" draw:layer="layout" svg:width="0.883cm" svg:height="0.569cm" svg:x="11.517cm" svg:y="4.6cm">
            <draw:text-box>
              <text:p><text:span text:style-name="T19">SP</text:span></text:p>
            </draw:text-box>
          </draw:frame>
          <draw:line draw:style-name="gr38" draw:text-style-name="P1" draw:layer="layout" svg:x1="11.717cm" svg:y1="4.873cm" svg:x2="11.322cm" svg:y2="4.873cm">
            <text:p/>
          </draw:line>
        </draw:g>
        <draw:line draw:style-name="gr40" draw:text-style-name="P1" draw:layer="layout" svg:x1="7.302cm" svg:y1="3.395cm" svg:x2="8cm" svg:y2="2.6cm">
          <text:p/>
        </draw:line>
        <draw:line draw:style-name="gr40" draw:text-style-name="P1" draw:layer="layout" svg:x1="7.302cm" svg:y1="4.19cm" svg:x2="8cm" svg:y2="4.19cm">
          <text:p/>
        </draw:line>
        <draw:line draw:style-name="gr40" draw:text-style-name="P1" draw:layer="layout" svg:x1="7.301cm" svg:y1="4.599cm" svg:x2="7.999cm" svg:y2="4.599cm">
          <text:p/>
        </draw:line>
        <draw:custom-shape draw:style-name="gr41" draw:text-style-name="P24" draw:layer="layout" svg:width="0.396cm" svg:height="0.405cm" svg:x="7.999cm" svg:y="4.395cm">
          <text:p text:style-name="P23"><text:span text:style-name="T16">R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1" draw:text-style-name="P24" draw:layer="layout" svg:width="0.396cm" svg:height="0.405cm" svg:x="7.99cm" svg:y="3.956cm">
          <text:p text:style-name="P23"><text:span text:style-name="T16">R0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1" draw:text-style-name="P24" draw:layer="layout" svg:width="0.396cm" svg:height="0.405cm" svg:x="8.004cm" svg:y="2.4cm">
          <text:p text:style-name="P23"><text:span text:style-name="T16">R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4" draw:text-style-name="P1" draw:layer="layout" svg:width="1.498cm" svg:height="7.32cm" svg:x="14.806cm" svg:y="0.3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14.807cm" svg:y="7.31cm">
          <text:p text:style-name="P23"><text:span text:style-name="T16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14.806cm" svg:y="6.985cm">
          <text:p text:style-name="P23"><text:span text:style-name="T16">n = 2</text:span>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1.498cm" svg:height="0.325cm" svg:x="14.805cm" svg:y="6.66cm">
          <text:p text:style-name="P23"><text:span text:style-name="T16">result</text:span></text:p>
          <draw:enhanced-geometry svg:viewBox="0 0 21600 21600" draw:type="rectangle" draw:enhanced-path="M 0 0 L 21600 0 21600 21600 0 21600 0 0 Z N"/>
        </draw:custom-shape>
        <draw:frame draw:style-name="gr36" draw:text-style-name="P27" draw:layer="layout" svg:width="1.129cm" svg:height="7.565cm" svg:x="13.898cm" svg:y="0.202cm">
          <draw:text-box>
            <text:p text:style-name="P26"><text:span text:style-name="T16">2047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1536</text:span></text:p>
          </draw:text-box>
        </draw:frame>
        <draw:custom-shape draw:style-name="gr35" draw:text-style-name="P24" draw:layer="layout" svg:width="1.498cm" svg:height="0.325cm" svg:x="14.806cm" svg:y="6.339cm">
          <text:p text:style-name="P23"><text:span text:style-name="T16">R0</text:span>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1.489cm" svg:height="0.325cm" svg:x="14.814cm" svg:y="6.014cm">
          <text:p text:style-name="P23"><text:span text:style-name="T16">Arg = 2</text:span></text:p>
          <draw:enhanced-geometry svg:viewBox="0 0 21600 21600" draw:type="rectangle" draw:enhanced-path="M 0 0 L 21600 0 21600 21600 0 21600 0 0 Z N"/>
        </draw:custom-shape>
        <draw:custom-shape draw:style-name="gr35" draw:text-style-name="P32" draw:layer="layout" svg:width="1.485cm" svg:height="0.322cm" svg:x="14.814cm" svg:y="5.684cm">
          <text:p text:style-name="P28"><text:span text:style-name="T17">return valu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9" draw:layer="layout" svg:width="1.5cm" svg:height="0.346cm" svg:x="14.806cm" svg:y="5.338cm">
          <text:p text:style-name="P28"><text:span text:style-name="T18">return addr 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7" draw:text-style-name="P30" draw:layer="layout" svg:width="0.896cm" svg:height="0.569cm" svg:x="16.499cm" svg:y="7.2cm">
            <draw:text-box>
              <text:p><text:span text:style-name="T19">BP</text:span></text:p>
            </draw:text-box>
          </draw:frame>
          <draw:line draw:style-name="gr38" draw:text-style-name="P1" draw:layer="layout" svg:x1="16.699cm" svg:y1="7.473cm" svg:x2="16.304cm" svg:y2="7.473cm">
            <text:p/>
          </draw:line>
        </draw:g>
        <draw:g>
          <draw:frame draw:style-name="gr37" draw:text-style-name="P30" draw:layer="layout" svg:width="0.883cm" svg:height="0.569cm" svg:x="16.501cm" svg:y="5.231cm">
            <draw:text-box>
              <text:p><text:span text:style-name="T19">SP</text:span></text:p>
            </draw:text-box>
          </draw:frame>
          <draw:line draw:style-name="gr38" draw:text-style-name="P1" draw:layer="layout" svg:x1="16.701cm" svg:y1="5.504cm" svg:x2="16.306cm" svg:y2="5.504cm">
            <text:p/>
          </draw:line>
        </draw:g>
        <draw:custom-shape draw:style-name="gr34" draw:text-style-name="P1" draw:layer="layout" svg:width="1.498cm" svg:height="7.32cm" svg:x="19.807cm" svg:y="0.3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19.808cm" svg:y="7.311cm">
          <text:p text:style-name="P23"><text:span text:style-name="T16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19.807cm" svg:y="6.986cm">
          <text:p text:style-name="P23"><text:span text:style-name="T16">n = 2</text:span>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1.498cm" svg:height="0.325cm" svg:x="19.806cm" svg:y="6.661cm">
          <text:p text:style-name="P23"><text:span text:style-name="T16">result</text:span></text:p>
          <draw:enhanced-geometry svg:viewBox="0 0 21600 21600" draw:type="rectangle" draw:enhanced-path="M 0 0 L 21600 0 21600 21600 0 21600 0 0 Z N"/>
        </draw:custom-shape>
        <draw:frame draw:style-name="gr36" draw:text-style-name="P27" draw:layer="layout" svg:width="1.129cm" svg:height="7.565cm" svg:x="18.899cm" svg:y="0.203cm">
          <draw:text-box>
            <text:p text:style-name="P26"><text:span text:style-name="T16">2047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1536</text:span></text:p>
          </draw:text-box>
        </draw:frame>
        <draw:custom-shape draw:style-name="gr35" draw:text-style-name="P24" draw:layer="layout" svg:width="1.498cm" svg:height="0.325cm" svg:x="19.807cm" svg:y="6.34cm">
          <text:p text:style-name="P23"><text:span text:style-name="T16">R0</text:span>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1.489cm" svg:height="0.325cm" svg:x="19.815cm" svg:y="6.015cm">
          <text:p text:style-name="P23"><text:span text:style-name="T16">Arg = 2</text:span></text:p>
          <draw:enhanced-geometry svg:viewBox="0 0 21600 21600" draw:type="rectangle" draw:enhanced-path="M 0 0 L 21600 0 21600 21600 0 21600 0 0 Z N"/>
        </draw:custom-shape>
        <draw:custom-shape draw:style-name="gr35" draw:text-style-name="P32" draw:layer="layout" svg:width="1.485cm" svg:height="0.322cm" svg:x="19.815cm" svg:y="5.685cm">
          <text:p text:style-name="P28"><text:span text:style-name="T17">return valu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7" draw:text-style-name="P30" draw:layer="layout" svg:width="0.896cm" svg:height="0.569cm" svg:x="21.5cm" svg:y="7.201cm">
            <draw:text-box>
              <text:p><text:span text:style-name="T19">BP</text:span></text:p>
            </draw:text-box>
          </draw:frame>
          <draw:line draw:style-name="gr38" draw:text-style-name="P1" draw:layer="layout" svg:x1="21.7cm" svg:y1="7.474cm" svg:x2="21.305cm" svg:y2="7.474cm">
            <text:p/>
          </draw:line>
        </draw:g>
        <draw:g>
          <draw:frame draw:style-name="gr37" draw:text-style-name="P30" draw:layer="layout" svg:width="0.883cm" svg:height="0.569cm" svg:x="21.508cm" svg:y="5.559cm">
            <draw:text-box>
              <text:p><text:span text:style-name="T19">SP</text:span></text:p>
            </draw:text-box>
          </draw:frame>
          <draw:line draw:style-name="gr38" draw:text-style-name="P1" draw:layer="layout" svg:x1="21.708cm" svg:y1="5.832cm" svg:x2="21.313cm" svg:y2="5.832cm">
            <text:p/>
          </draw:line>
        </draw:g>
        <draw:line draw:style-name="gr40" draw:text-style-name="P1" draw:layer="layout" svg:x1="21.305cm" svg:y1="5.696cm" svg:x2="22.003cm" svg:y2="4.901cm">
          <text:p/>
        </draw:line>
        <draw:line draw:style-name="gr40" draw:text-style-name="P1" draw:layer="layout" svg:x1="21.305cm" svg:y1="6.491cm" svg:x2="22.003cm" svg:y2="6.491cm">
          <text:p/>
        </draw:line>
        <draw:custom-shape draw:style-name="gr41" draw:text-style-name="P24" draw:layer="layout" svg:width="0.396cm" svg:height="0.405cm" svg:x="21.993cm" svg:y="6.395cm">
          <text:p text:style-name="P23"><text:span text:style-name="T16">R0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1" draw:text-style-name="P24" draw:layer="layout" svg:width="0.396cm" svg:height="0.405cm" svg:x="22.007cm" svg:y="4.701cm">
          <text:p text:style-name="P23"><text:span text:style-name="T16">R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4" draw:text-style-name="P1" draw:layer="layout" svg:width="1.498cm" svg:height="7.32cm" svg:x="25.108cm" svg:y="0.3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25.109cm" svg:y="7.341cm">
          <text:p text:style-name="P23"><text:span text:style-name="T16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25.108cm" svg:y="7.016cm">
          <text:p text:style-name="P23"><text:span text:style-name="T16">n = 2</text:span></text:p>
          <draw:enhanced-geometry svg:viewBox="0 0 21600 21600" draw:type="rectangle" draw:enhanced-path="M 0 0 L 21600 0 21600 21600 0 21600 0 0 Z N"/>
        </draw:custom-shape>
        <draw:custom-shape draw:style-name="gr35" draw:text-style-name="P33" draw:layer="layout" svg:width="1.498cm" svg:height="0.325cm" svg:x="25.107cm" svg:y="6.691cm">
          <text:p text:style-name="P23"><text:span text:style-name="T19">result = 2</text:span></text:p>
          <draw:enhanced-geometry svg:viewBox="0 0 21600 21600" draw:type="rectangle" draw:enhanced-path="M 0 0 L 21600 0 21600 21600 0 21600 0 0 Z N"/>
        </draw:custom-shape>
        <draw:frame draw:style-name="gr36" draw:text-style-name="P27" draw:layer="layout" svg:width="1.129cm" svg:height="7.565cm" svg:x="24.2cm" svg:y="0.233cm">
          <draw:text-box>
            <text:p text:style-name="P26"><text:span text:style-name="T16">2047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1536</text:span></text:p>
          </draw:text-box>
        </draw:frame>
        <draw:g>
          <draw:frame draw:style-name="gr37" draw:text-style-name="P30" draw:layer="layout" svg:width="0.896cm" svg:height="0.569cm" svg:x="26.801cm" svg:y="7.231cm">
            <draw:text-box>
              <text:p><text:span text:style-name="T19">BP</text:span></text:p>
            </draw:text-box>
          </draw:frame>
          <draw:line draw:style-name="gr38" draw:text-style-name="P1" draw:layer="layout" svg:x1="27.001cm" svg:y1="7.504cm" svg:x2="26.606cm" svg:y2="7.504cm">
            <text:p/>
          </draw:line>
        </draw:g>
        <draw:g>
          <draw:frame draw:style-name="gr37" draw:text-style-name="P30" draw:layer="layout" svg:width="0.883cm" svg:height="0.569cm" svg:x="26.814cm" svg:y="6.6cm">
            <draw:text-box>
              <text:p><text:span text:style-name="T19">SP</text:span></text:p>
            </draw:text-box>
          </draw:frame>
          <draw:line draw:style-name="gr38" draw:text-style-name="P1" draw:layer="layout" svg:x1="27.014cm" svg:y1="6.873cm" svg:x2="26.619cm" svg:y2="6.873cm">
            <text:p/>
          </draw:line>
        </draw:g>
        <draw:frame draw:style-name="gr42" draw:text-style-name="P35" draw:layer="layout" svg:width="3.584cm" svg:height="2.615cm" svg:x="0.4cm" svg:y="7.973cm">
          <draw:text-box>
            <text:p text:style-name="P34"><text:span text:style-name="T21">m) Just before the RET instruction, local variables are <text:s/>popped out and </text:span><text:span text:style-name="T22">BP </text:span><text:span text:style-name="T23"><text:s/>is reset to OLD BP 3</text:span></text:p>
          </draw:text-box>
        </draw:frame>
        <draw:frame draw:style-name="gr42" draw:text-style-name="P35" draw:layer="layout" svg:width="4.384cm" svg:height="2.615cm" svg:x="4.116cm" svg:y="7.879cm">
          <draw:text-box>
            <text:p text:style-name="P34"><text:span text:style-name="T21">n) The RET instruction obtains </text:span><text:span text:style-name="T22">return addr</text:span><text:span text:style-name="T23"> from the stack and transfers control back to this address. The return value is stored in R2.</text:span></text:p>
          </draw:text-box>
        </draw:frame>
        <draw:frame draw:style-name="gr42" draw:text-style-name="P35" draw:layer="layout" svg:width="4.384cm" svg:height="2.615cm" svg:x="8.416cm" svg:y="7.779cm">
          <draw:text-box>
            <text:p text:style-name="P34"><text:span text:style-name="T21">o) After popping out the </text:span><text:span text:style-name="T23">return value, the argument and backed up registers. Value of </text:span><text:span text:style-name="T22">f </text:span><text:span text:style-name="T23">is computed. </text:span><text:span text:style-name="T22">return value </text:span><text:span text:style-name="T23">is stored as 2.</text:span></text:p>
          </draw:text-box>
        </draw:frame>
        <draw:frame draw:style-name="gr42" draw:text-style-name="P35" draw:layer="layout" svg:width="4.384cm" svg:height="2.221cm" svg:x="13.4cm" svg:y="7.8cm">
          <draw:text-box>
            <text:p text:style-name="P34"><text:span text:style-name="T21">p) Just before RET instruction in the callee. Local variables are popped and BP is reset to </text:span><text:span text:style-name="T22">Old BP 2</text:span></text:p>
          </draw:text-box>
        </draw:frame>
        <draw:frame draw:style-name="gr42" draw:text-style-name="P35" draw:layer="layout" svg:width="4.384cm" svg:height="1.827cm" svg:x="18.6cm" svg:y="7.779cm">
          <draw:text-box>
            <text:p text:style-name="P34"><text:span text:style-name="T21">q) </text:span><text:span text:style-name="T23">RET transfers control to the </text:span><text:span text:style-name="T22">return addr</text:span><text:span text:style-name="T23"> 150. The return value </text:span><text:span text:style-name="T22">2 </text:span><text:span text:style-name="T23">is stored in register R1. </text:span></text:p>
          </draw:text-box>
        </draw:frame>
        <draw:frame draw:style-name="gr42" draw:text-style-name="P35" draw:layer="layout" svg:width="4.2cm" svg:height="2.221cm" svg:x="23.6cm" svg:y="7.8cm">
          <draw:text-box>
            <text:p text:style-name="P34"><text:span text:style-name="T21">r) <text:s/>Result is computed. It is same as the </text:span><text:span text:style-name="T22">return value </text:span><text:span text:style-name="T23">of </text:span><text:span text:style-name="T22">fact(). </text:span><text:span text:style-name="T23">It is then printed, and program exits.</text:span></text:p>
          </draw:text-box>
        </draw:frame>
        <presentation:notes draw:style-name="dp2">
          <draw:page-thumbnail draw:style-name="gr15" draw:layer="layout" svg:width="14.848cm" svg:height="11.135cm" svg:x="3.075cm" svg:y="2.257cm" draw:page-number="6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34" draw:text-style-name="P1" draw:layer="layout" svg:width="1.498cm" svg:height="7.32cm" svg:x="14.781cm" svg:y="-10.3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498cm" svg:height="7.32cm" svg:x="5.777cm" svg:y="-10.3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498cm" svg:height="7.32cm" svg:x="1.514cm" svg:y="-10.3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30" draw:layer="layout" svg:width="1.386cm" svg:height="0.598cm" svg:x="3.223cm" svg:y="-3.167cm">
          <draw:text-box>
            <text:p text:style-name="P36"><text:span text:style-name="T19">BP,SP</text:span></text:p>
          </draw:text-box>
        </draw:frame>
        <draw:line draw:style-name="gr38" draw:text-style-name="P1" draw:layer="layout" svg:x1="3.422cm" svg:y1="-2.891cm" svg:x2="3.027cm" svg:y2="-2.891cm">
          <text:p/>
        </draw:line>
        <draw:frame draw:style-name="gr44" draw:text-style-name="P30" draw:layer="layout" svg:width="1.471cm" svg:height="0.598cm" svg:x="7.533cm" svg:y="-3.576cm">
          <draw:text-box>
            <text:p text:style-name="P36"><text:span text:style-name="T19">BP, SP</text:span></text:p>
          </draw:text-box>
        </draw:frame>
        <draw:line draw:style-name="gr38" draw:text-style-name="P1" draw:layer="layout" svg:x1="7.743cm" svg:y1="-3.291cm" svg:x2="7.348cm" svg:y2="-3.291cm">
          <text:p/>
        </draw:line>
        <draw:custom-shape draw:style-name="gr35" draw:text-style-name="P24" draw:layer="layout" svg:width="1.498cm" svg:height="0.325cm" svg:x="5.777cm" svg:y="-3.395cm">
          <text:p text:style-name="P23"><text:span text:style-name="T16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498cm" svg:height="7.32cm" svg:x="10.28cm" svg:y="-10.3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0" draw:layer="layout" svg:width="0.942cm" svg:height="0.599cm" svg:x="12.036cm" svg:y="-3.569cm">
          <draw:text-box>
            <text:p text:style-name="P36"><text:span text:style-name="T19">BP</text:span></text:p>
          </draw:text-box>
        </draw:frame>
        <draw:frame draw:style-name="gr46" draw:text-style-name="P30" draw:layer="layout" svg:width="0.929cm" svg:height="0.598cm" svg:x="11.99cm" svg:y="-4.16cm">
          <draw:text-box>
            <text:p text:style-name="P36"><text:span text:style-name="T19">SP</text:span></text:p>
          </draw:text-box>
        </draw:frame>
        <draw:line draw:style-name="gr38" draw:text-style-name="P1" draw:layer="layout" svg:x1="12.246cm" svg:y1="-3.284cm" svg:x2="11.851cm" svg:y2="-3.284cm">
          <text:p/>
        </draw:line>
        <draw:line draw:style-name="gr38" draw:text-style-name="P1" draw:layer="layout" svg:x1="12.225cm" svg:y1="-3.852cm" svg:x2="11.83cm" svg:y2="-3.852cm">
          <text:p/>
        </draw:line>
        <draw:line draw:style-name="gr8" draw:text-style-name="P1" draw:layer="layout" svg:x1="10.291cm" svg:y1="-3.392cm" svg:x2="11.778cm" svg:y2="-3.392cm">
          <text:p/>
        </draw:line>
        <draw:custom-shape draw:style-name="gr47" draw:text-style-name="P1" draw:layer="layout" svg:width="1.498cm" svg:height="0.325cm" svg:x="10.28cm" svg:y="-3.3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" draw:layer="layout" svg:width="1.498cm" svg:height="0.325cm" svg:x="10.279cm" svg:y="-3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10.278cm" svg:y="-4.042cm">
          <text:p text:style-name="P23"><text:span text:style-name="T16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27" draw:layer="layout" svg:width="1.187cm" svg:height="7.954cm" svg:x="9.371cm" svg:y="-10.5cm">
          <draw:text-box>
            <text:p text:style-name="P26"><text:span text:style-name="T16">2047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1536</text:span></text:p>
          </draw:text-box>
        </draw:frame>
        <draw:frame draw:style-name="gr48" draw:text-style-name="P27" draw:layer="layout" svg:width="1.187cm" svg:height="7.954cm" svg:x="4.849cm" svg:y="-10.494cm">
          <draw:text-box>
            <text:p text:style-name="P26"><text:span text:style-name="T16">2047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1536</text:span></text:p>
          </draw:text-box>
        </draw:frame>
        <draw:frame draw:style-name="gr49" draw:text-style-name="P27" draw:layer="layout" svg:width="1.187cm" svg:height="8.288cm" svg:x="0.603cm" svg:y="-10.467cm">
          <draw:text-box>
            <text:p text:style-name="P26"><text:span text:style-name="T16">2047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1536</text:span></text:p>
            <text:p text:style-name="P26"><text:span text:style-name="T16">1535</text:span></text:p>
          </draw:text-box>
        </draw:frame>
        <draw:line draw:style-name="gr21" draw:text-style-name="P1" draw:layer="layout" svg:x1="1.513cm" svg:y1="-3.074cm" svg:x2="1.513cm" svg:y2="-2.735cm">
          <text:p/>
        </draw:line>
        <draw:line draw:style-name="gr21" draw:text-style-name="P1" draw:layer="layout" svg:x1="3.021cm" svg:y1="-3.074cm" svg:x2="3.021cm" svg:y2="-2.735cm">
          <text:p/>
        </draw:line>
        <draw:line draw:style-name="gr8" draw:text-style-name="P1" draw:layer="layout" svg:x1="10.292cm" svg:y1="-3.391cm" svg:x2="11.779cm" svg:y2="-3.391cm">
          <text:p/>
        </draw:line>
        <draw:custom-shape draw:style-name="gr47" draw:text-style-name="P1" draw:layer="layout" svg:width="1.498cm" svg:height="0.325cm" svg:x="10.281cm" svg:y="-3.3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4" draw:layer="layout" svg:width="1.498cm" svg:height="0.325cm" svg:x="10.28cm" svg:y="-3.716cm">
          <text:p text:style-name="P23"><text:span text:style-name="T16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30" draw:layer="layout" svg:width="0.942cm" svg:height="0.598cm" svg:x="16.538cm" svg:y="-3.567cm">
          <draw:text-box>
            <text:p text:style-name="P36"><text:span text:style-name="T19">BP</text:span></text:p>
          </draw:text-box>
        </draw:frame>
        <draw:frame draw:style-name="gr52" draw:text-style-name="P30" draw:layer="layout" svg:width="0.928cm" svg:height="0.598cm" svg:x="16.492cm" svg:y="-4.158cm">
          <draw:text-box>
            <text:p text:style-name="P36"><text:span text:style-name="T19">SP</text:span></text:p>
          </draw:text-box>
        </draw:frame>
        <draw:line draw:style-name="gr38" draw:text-style-name="P1" draw:layer="layout" svg:x1="16.748cm" svg:y1="-3.282cm" svg:x2="16.353cm" svg:y2="-3.282cm">
          <text:p/>
        </draw:line>
        <draw:line draw:style-name="gr38" draw:text-style-name="P1" draw:layer="layout" svg:x1="16.727cm" svg:y1="-3.85cm" svg:x2="16.332cm" svg:y2="-3.85cm">
          <text:p/>
        </draw:line>
        <draw:custom-shape draw:style-name="gr35" draw:text-style-name="P24" draw:layer="layout" svg:width="1.498cm" svg:height="0.325cm" svg:x="14.782cm" svg:y="-3.39cm">
          <text:p text:style-name="P23"><text:span text:style-name="T16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14.781cm" svg:y="-3.715cm">
          <text:p text:style-name="P23"><text:span text:style-name="T16">n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14.78cm" svg:y="-4.04cm">
          <text:p text:style-name="P23"><text:span text:style-name="T16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27" draw:layer="layout" svg:width="1.187cm" svg:height="7.954cm" svg:x="13.873cm" svg:y="-10.498cm">
          <draw:text-box>
            <text:p text:style-name="P26"><text:span text:style-name="T16">2047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1536</text:span></text:p>
          </draw:text-box>
        </draw:frame>
        <draw:line draw:style-name="gr8" draw:text-style-name="P1" draw:layer="layout" svg:x1="10.291cm" svg:y1="-3.392cm" svg:x2="11.778cm" svg:y2="-3.392cm">
          <text:p/>
        </draw:line>
        <draw:custom-shape draw:style-name="gr47" draw:text-style-name="P1" draw:layer="layout" svg:width="1.498cm" svg:height="0.325cm" svg:x="10.28cm" svg:y="-3.3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1.498cm" svg:height="7.32cm" svg:x="14.782cm" svg:y="-10.3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1" draw:layer="layout" svg:x1="16.728cm" svg:y1="-3.849cm" svg:x2="16.333cm" svg:y2="-3.849cm">
          <text:p/>
        </draw:line>
        <draw:custom-shape draw:style-name="gr34" draw:text-style-name="P1" draw:layer="layout" svg:width="1.498cm" svg:height="7.32cm" svg:x="19.781cm" svg:y="-10.3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3" draw:text-style-name="P30" draw:layer="layout" svg:width="0.943cm" svg:height="0.598cm" svg:x="21.538cm" svg:y="-3.567cm">
            <draw:text-box>
              <text:p><text:span text:style-name="T19">BP</text:span></text:p>
            </draw:text-box>
          </draw:frame>
          <draw:line draw:style-name="gr38" draw:text-style-name="P1" draw:layer="layout" svg:x1="21.748cm" svg:y1="-3.282cm" svg:x2="21.353cm" svg:y2="-3.282cm">
            <text:p/>
          </draw:line>
        </draw:g>
        <draw:g>
          <draw:frame draw:style-name="gr52" draw:text-style-name="P30" draw:layer="layout" svg:width="0.928cm" svg:height="0.598cm" svg:x="21.527cm" svg:y="-5.123cm">
            <draw:text-box>
              <text:p><text:span text:style-name="T19">SP</text:span></text:p>
            </draw:text-box>
          </draw:frame>
          <draw:line draw:style-name="gr38" draw:text-style-name="P1" draw:layer="layout" svg:x1="21.727cm" svg:y1="-4.85cm" svg:x2="21.332cm" svg:y2="-4.85cm">
            <text:p/>
          </draw:line>
        </draw:g>
        <draw:custom-shape draw:style-name="gr35" draw:text-style-name="P24" draw:layer="layout" svg:width="1.498cm" svg:height="0.325cm" svg:x="19.782cm" svg:y="-3.39cm">
          <text:p text:style-name="P23"><text:span text:style-name="T16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19.781cm" svg:y="-3.715cm">
          <text:p text:style-name="P23"><text:span text:style-name="T16">n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19.78cm" svg:y="-4.04cm">
          <text:p text:style-name="P23"><text:span text:style-name="T16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27" draw:layer="layout" svg:width="1.187cm" svg:height="7.954cm" svg:x="18.873cm" svg:y="-10.498cm">
          <draw:text-box>
            <text:p text:style-name="P26"><text:span text:style-name="T16">2047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1536</text:span></text:p>
          </draw:text-box>
        </draw:frame>
        <draw:custom-shape draw:style-name="gr34" draw:text-style-name="P1" draw:layer="layout" svg:width="1.498cm" svg:height="7.32cm" svg:x="19.782cm" svg:y="-10.3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19.781cm" svg:y="-4.361cm">
          <text:p text:style-name="P23"><text:span text:style-name="T16">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19.78cm" svg:y="-4.686cm">
          <text:p text:style-name="P23"><text:span text:style-name="T16">Arg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9" draw:layer="layout" svg:width="1.498cm" svg:height="0.325cm" svg:x="19.779cm" svg:y="-5.013cm">
          <text:p text:style-name="P28"><text:span text:style-name="T18">return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3" draw:layer="layout" svg:width="1.498cm" svg:height="7.32cm" svg:x="24.782cm" svg:y="-10.3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1" draw:text-style-name="P30" draw:layer="layout" svg:width="0.942cm" svg:height="0.598cm" svg:x="26.539cm" svg:y="-3.566cm">
            <draw:text-box>
              <text:p><text:span text:style-name="T19">BP</text:span></text:p>
            </draw:text-box>
          </draw:frame>
          <draw:line draw:style-name="gr38" draw:text-style-name="P1" draw:layer="layout" svg:x1="26.749cm" svg:y1="-3.281cm" svg:x2="26.354cm" svg:y2="-3.281cm">
            <text:p/>
          </draw:line>
        </draw:g>
        <draw:g>
          <draw:frame draw:style-name="gr52" draw:text-style-name="P30" draw:layer="layout" svg:width="0.928cm" svg:height="0.598cm" svg:x="26.518cm" svg:y="-5.462cm">
            <draw:text-box>
              <text:p><text:span text:style-name="T19">SP</text:span></text:p>
            </draw:text-box>
          </draw:frame>
          <draw:line draw:style-name="gr38" draw:text-style-name="P1" draw:layer="layout" svg:x1="26.718cm" svg:y1="-5.189cm" svg:x2="26.323cm" svg:y2="-5.189cm">
            <text:p/>
          </draw:line>
        </draw:g>
        <draw:custom-shape draw:style-name="gr35" draw:text-style-name="P24" draw:layer="layout" svg:width="1.498cm" svg:height="0.325cm" svg:x="24.783cm" svg:y="-3.389cm">
          <text:p text:style-name="P23"><text:span text:style-name="T16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24.782cm" svg:y="-3.714cm">
          <text:p text:style-name="P23"><text:span text:style-name="T16">n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24.781cm" svg:y="-4.039cm">
          <text:p text:style-name="P23"><text:span text:style-name="T16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27" draw:layer="layout" svg:width="1.187cm" svg:height="7.954cm" svg:x="23.874cm" svg:y="-10.497cm">
          <draw:text-box>
            <text:p text:style-name="P26"><text:span text:style-name="T16">2047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1536</text:span></text:p>
          </draw:text-box>
        </draw:frame>
        <draw:custom-shape draw:style-name="gr34" draw:text-style-name="P23" draw:layer="layout" svg:width="1.498cm" svg:height="7.32cm" svg:x="24.783cm" svg:y="-10.3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24.782cm" svg:y="-4.36cm">
          <text:p text:style-name="P23"><text:span text:style-name="T16">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24.781cm" svg:y="-4.685cm">
          <text:p text:style-name="P23"><text:span text:style-name="T16">Arg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4" draw:layer="layout" svg:width="1.498cm" svg:height="0.325cm" svg:x="24.78cm" svg:y="-5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9" draw:layer="layout" svg:width="1.498cm" svg:height="0.325cm" svg:x="24.779cm" svg:y="-5.339cm">
          <text:p text:style-name="P28"><text:span text:style-name="T18">return addr </text:span><text:span text:style-name="T24">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89cm" svg:height="0.325cm" svg:x="10.287cm" svg:y="-3.392cm">
          <text:p text:style-name="P23"><text:span text:style-name="T16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1.498cm" svg:height="7.32cm" svg:x="1.508cm" svg:y="0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4" draw:text-style-name="P30" draw:layer="layout" svg:width="1.471cm" svg:height="0.598cm" svg:x="3.344cm" svg:y="5.235cm">
            <draw:text-box>
              <text:p><text:span text:style-name="T19">BP, SP</text:span></text:p>
            </draw:text-box>
          </draw:frame>
          <draw:line draw:style-name="gr38" draw:text-style-name="P1" draw:layer="layout" svg:x1="3.544cm" svg:y1="5.508cm" svg:x2="3.149cm" svg:y2="5.508cm">
            <text:p/>
          </draw:line>
        </draw:g>
        <draw:custom-shape draw:style-name="gr35" draw:text-style-name="P24" draw:layer="layout" svg:width="1.498cm" svg:height="0.325cm" svg:x="1.509cm" svg:y="7.608cm">
          <text:p text:style-name="P23"><text:span text:style-name="T16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1.508cm" svg:y="7.283cm">
          <text:p text:style-name="P23"><text:span text:style-name="T16">n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1.507cm" svg:y="6.958cm">
          <text:p text:style-name="P23"><text:span text:style-name="T16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27" draw:layer="layout" svg:width="1.187cm" svg:height="7.954cm" svg:x="0.6cm" svg:y="0.5cm">
          <draw:text-box>
            <text:p text:style-name="P26"><text:span text:style-name="T16">2047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1536</text:span></text:p>
          </draw:text-box>
        </draw:frame>
        <draw:custom-shape draw:style-name="gr34" draw:text-style-name="P1" draw:layer="layout" svg:width="1.498cm" svg:height="7.32cm" svg:x="1.509cm" svg:y="0.6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1.508cm" svg:y="6.637cm">
          <text:p text:style-name="P23"><text:span text:style-name="T16">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1.506cm" svg:y="6.312cm">
          <text:p text:style-name="P23"><text:span text:style-name="T16">Arg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7" draw:layer="layout" svg:width="1.498cm" svg:height="0.325cm" svg:x="1.505cm" svg:y="5.985cm">
          <text:p text:style-name="P23"><text:span text:style-name="T18">return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9" draw:layer="layout" svg:width="1.498cm" svg:height="0.325cm" svg:x="1.504cm" svg:y="5.658cm">
          <text:p text:style-name="P28"><text:span text:style-name="T18">return addr </text:span><text:span text:style-name="T25">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4" draw:layer="layout" svg:width="1.498cm" svg:height="0.325cm" svg:x="1.509cm" svg:y="5.337cm">
          <text:p text:style-name="P23"><text:span text:style-name="T16">Old BP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1.498cm" svg:height="7.32cm" svg:x="5.908cm" svg:y="0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4" draw:text-style-name="P30" draw:layer="layout" svg:width="1.178cm" svg:height="0.747cm" svg:x="7.625cm" svg:y="5.183cm">
            <draw:text-box>
              <text:p><text:span text:style-name="T19">BP</text:span></text:p>
            </draw:text-box>
          </draw:frame>
          <draw:line draw:style-name="gr38" draw:text-style-name="P1" draw:layer="layout" svg:x1="7.825cm" svg:y1="5.456cm" svg:x2="7.43cm" svg:y2="5.456cm">
            <text:p/>
          </draw:line>
        </draw:g>
        <draw:custom-shape draw:style-name="gr35" draw:text-style-name="P24" draw:layer="layout" svg:width="1.498cm" svg:height="0.325cm" svg:x="5.909cm" svg:y="7.573cm">
          <text:p text:style-name="P23"><text:span text:style-name="T16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5.908cm" svg:y="7.248cm">
          <text:p text:style-name="P23"><text:span text:style-name="T16">n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7cm" svg:height="0.325cm" svg:x="5.908cm" svg:y="6.923cm">
          <text:p text:style-name="P23"><text:span text:style-name="T16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27" draw:layer="layout" svg:width="1.187cm" svg:height="7.954cm" svg:x="5cm" svg:y="0.465cm">
          <draw:text-box>
            <text:p text:style-name="P26"><text:span text:style-name="T16">2047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1536</text:span></text:p>
          </draw:text-box>
        </draw:frame>
        <draw:custom-shape draw:style-name="gr35" draw:text-style-name="P24" draw:layer="layout" svg:width="1.498cm" svg:height="0.325cm" svg:x="5.908cm" svg:y="6.602cm">
          <text:p text:style-name="P23"><text:span text:style-name="T16">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5.907cm" svg:y="6.277cm">
          <text:p text:style-name="P23"><text:span text:style-name="T16">Arg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38" draw:layer="layout" svg:width="1.498cm" svg:height="0.325cm" svg:x="5.906cm" svg:y="5.95cm">
          <text:p text:style-name="P28"><text:span text:style-name="T26">return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9" draw:layer="layout" svg:width="1.5cm" svg:height="0.346cm" svg:x="5.908cm" svg:y="5.601cm">
          <text:p text:style-name="P28"><text:span text:style-name="T18">return addr </text:span><text:span text:style-name="T25">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4" draw:layer="layout" svg:width="1.498cm" svg:height="0.325cm" svg:x="5.909cm" svg:y="5.277cm">
          <text:p text:style-name="P23"><text:span text:style-name="T16">Old BP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4" draw:layer="layout" svg:width="1.498cm" svg:height="0.325cm" svg:x="5.909cm" svg:y="4.951cm">
          <text:p text:style-name="P23"><text:span text:style-name="T16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2" draw:text-style-name="P30" draw:layer="layout" svg:width="0.928cm" svg:height="0.598cm" svg:x="26.518cm" svg:y="-5.461cm">
            <draw:text-box>
              <text:p><text:span text:style-name="T19">SP</text:span></text:p>
            </draw:text-box>
          </draw:frame>
          <draw:line draw:style-name="gr38" draw:text-style-name="P1" draw:layer="layout" svg:x1="26.718cm" svg:y1="-5.188cm" svg:x2="26.323cm" svg:y2="-5.188cm">
            <text:p/>
          </draw:line>
        </draw:g>
        <draw:g>
          <draw:frame draw:style-name="gr56" draw:text-style-name="P30" draw:layer="layout" svg:width="1.162cm" svg:height="0.748cm" svg:x="7.633cm" svg:y="4.854cm">
            <draw:text-box>
              <text:p><text:span text:style-name="T19">SP</text:span></text:p>
            </draw:text-box>
          </draw:frame>
          <draw:line draw:style-name="gr38" draw:text-style-name="P1" draw:layer="layout" svg:x1="7.833cm" svg:y1="5.127cm" svg:x2="7.438cm" svg:y2="5.127cm">
            <text:p/>
          </draw:line>
        </draw:g>
        <draw:frame draw:style-name="gr57" draw:text-style-name="P15" draw:layer="layout" svg:width="5.014cm" svg:height="1.012cm" svg:x="12.16cm" svg:y="8.054cm">
          <draw:text-box>
            <text:p text:style-name="P15"><text:span text:style-name="T27"><text:s text:c="24"/></text:span></text:p>
          </draw:text-box>
        </draw:frame>
        <draw:custom-shape draw:style-name="gr18" draw:text-style-name="P24" draw:layer="layout" svg:width="1.484cm" svg:height="0.325cm" svg:x="10.108cm" svg:y="4.624cm">
          <text:p text:style-name="P23"><text:span text:style-name="T16">R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4" draw:layer="layout" svg:width="1.484cm" svg:height="0.325cm" svg:x="10.108cm" svg:y="4.299cm">
          <text:p text:style-name="P23"><text:span text:style-name="T16">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4" draw:layer="layout" svg:width="1.484cm" svg:height="0.325cm" svg:x="10.109cm" svg:y="3.974cm">
          <text:p text:style-name="P23"><text:span text:style-name="T16">Arg =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7" draw:layer="layout" svg:width="1.49cm" svg:height="0.325cm" svg:x="10.108cm" svg:y="3.66cm">
          <text:p text:style-name="P23"><text:span text:style-name="T18">return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1.498cm" svg:height="7.32cm" svg:x="10.1cm" svg:y="0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10.101cm" svg:y="7.573cm">
          <text:p text:style-name="P23"><text:span text:style-name="T16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10.1cm" svg:y="7.248cm">
          <text:p text:style-name="P23"><text:span text:style-name="T16">n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10.099cm" svg:y="6.923cm">
          <text:p text:style-name="P23"><text:span text:style-name="T16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27" draw:layer="layout" svg:width="1.187cm" svg:height="7.954cm" svg:x="9.192cm" svg:y="0.465cm">
          <draw:text-box>
            <text:p text:style-name="P26"><text:span text:style-name="T16">2047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1536</text:span></text:p>
          </draw:text-box>
        </draw:frame>
        <draw:custom-shape draw:style-name="gr35" draw:text-style-name="P24" draw:layer="layout" svg:width="1.498cm" svg:height="0.325cm" svg:x="10.1cm" svg:y="6.602cm">
          <text:p text:style-name="P23"><text:span text:style-name="T16">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89cm" svg:height="0.325cm" svg:x="10.108cm" svg:y="6.277cm">
          <text:p text:style-name="P23"><text:span text:style-name="T16">Arg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9" draw:layer="layout" svg:width="1.485cm" svg:height="0.322cm" svg:x="10.108cm" svg:y="5.947cm">
          <text:p text:style-name="P28"><text:span text:style-name="T18">return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9" draw:layer="layout" svg:width="1.5cm" svg:height="0.346cm" svg:x="10.1cm" svg:y="5.601cm">
          <text:p text:style-name="P28"><text:span text:style-name="T18">return addr </text:span><text:span text:style-name="T25">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4" draw:layer="layout" svg:width="1.498cm" svg:height="0.325cm" svg:x="10.101cm" svg:y="5.277cm">
          <text:p text:style-name="P23"><text:span text:style-name="T16">Old BP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4" draw:layer="layout" svg:width="1.498cm" svg:height="0.325cm" svg:x="10.101cm" svg:y="4.951cm">
          <text:p text:style-name="P23"><text:span text:style-name="T16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8" draw:text-style-name="P30" draw:layer="layout" svg:width="1.177cm" svg:height="0.749cm" svg:x="11.801cm" svg:y="5.194cm">
            <draw:text-box>
              <text:p><text:span text:style-name="T19">BP</text:span></text:p>
            </draw:text-box>
          </draw:frame>
          <draw:line draw:style-name="gr38" draw:text-style-name="P1" draw:layer="layout" svg:x1="12.001cm" svg:y1="5.467cm" svg:x2="11.606cm" svg:y2="5.467cm">
            <text:p/>
          </draw:line>
        </draw:g>
        <draw:g>
          <draw:frame draw:style-name="gr59" draw:text-style-name="P30" draw:layer="layout" svg:width="1.161cm" svg:height="0.746cm" svg:x="11.802cm" svg:y="3.596cm">
            <draw:text-box>
              <text:p><text:span text:style-name="T19">SP</text:span></text:p>
            </draw:text-box>
          </draw:frame>
          <draw:line draw:style-name="gr38" draw:text-style-name="P1" draw:layer="layout" svg:x1="12.002cm" svg:y1="3.869cm" svg:x2="11.607cm" svg:y2="3.869cm">
            <text:p/>
          </draw:line>
        </draw:g>
        <draw:custom-shape draw:style-name="gr18" draw:text-style-name="P24" draw:layer="layout" svg:width="1.484cm" svg:height="0.325cm" svg:x="14.832cm" svg:y="4.61cm">
          <text:p text:style-name="P23"><text:span text:style-name="T16">R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4" draw:layer="layout" svg:width="1.484cm" svg:height="0.325cm" svg:x="14.832cm" svg:y="4.285cm">
          <text:p text:style-name="P23"><text:span text:style-name="T16">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4" draw:layer="layout" svg:width="1.484cm" svg:height="0.325cm" svg:x="14.833cm" svg:y="3.96cm">
          <text:p text:style-name="P23"><text:span text:style-name="T16">Arg =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7" draw:layer="layout" svg:width="1.49cm" svg:height="0.325cm" svg:x="14.832cm" svg:y="3.646cm">
          <text:p text:style-name="P23"><text:span text:style-name="T18">return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1.498cm" svg:height="7.32cm" svg:x="14.824cm" svg:y="0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14.825cm" svg:y="7.559cm">
          <text:p text:style-name="P23"><text:span text:style-name="T16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14.824cm" svg:y="7.234cm">
          <text:p text:style-name="P23"><text:span text:style-name="T16">n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14.823cm" svg:y="6.909cm">
          <text:p text:style-name="P23"><text:span text:style-name="T16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27" draw:layer="layout" svg:width="1.188cm" svg:height="7.954cm" svg:x="13.916cm" svg:y="0.451cm">
          <draw:text-box>
            <text:p text:style-name="P26"><text:span text:style-name="T16">2047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1536</text:span></text:p>
          </draw:text-box>
        </draw:frame>
        <draw:custom-shape draw:style-name="gr35" draw:text-style-name="P24" draw:layer="layout" svg:width="1.498cm" svg:height="0.325cm" svg:x="14.824cm" svg:y="6.588cm">
          <text:p text:style-name="P23"><text:span text:style-name="T16">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89cm" svg:height="0.325cm" svg:x="14.832cm" svg:y="6.263cm">
          <text:p text:style-name="P23"><text:span text:style-name="T16">Arg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9" draw:layer="layout" svg:width="1.485cm" svg:height="0.322cm" svg:x="14.832cm" svg:y="5.933cm">
          <text:p text:style-name="P28"><text:span text:style-name="T18">return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9" draw:layer="layout" svg:width="1.5cm" svg:height="0.346cm" svg:x="14.824cm" svg:y="5.587cm">
          <text:p text:style-name="P28"><text:span text:style-name="T18">return addr </text:span><text:span text:style-name="T25">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4" draw:layer="layout" svg:width="1.498cm" svg:height="0.325cm" svg:x="14.825cm" svg:y="5.263cm">
          <text:p text:style-name="P23"><text:span text:style-name="T16">Old BP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4" draw:layer="layout" svg:width="1.498cm" svg:height="0.325cm" svg:x="14.825cm" svg:y="4.937cm">
          <text:p text:style-name="P23"><text:span text:style-name="T16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8" draw:text-style-name="P30" draw:layer="layout" svg:width="1.177cm" svg:height="0.749cm" svg:x="16.525cm" svg:y="5.18cm">
            <draw:text-box>
              <text:p><text:span text:style-name="T19">BP</text:span></text:p>
            </draw:text-box>
          </draw:frame>
          <draw:line draw:style-name="gr38" draw:text-style-name="P1" draw:layer="layout" svg:x1="16.725cm" svg:y1="5.453cm" svg:x2="16.33cm" svg:y2="5.453cm">
            <text:p/>
          </draw:line>
        </draw:g>
        <draw:g>
          <draw:frame draw:style-name="gr61" draw:text-style-name="P30" draw:layer="layout" svg:width="1.16cm" svg:height="0.749cm" svg:x="16.526cm" svg:y="3.229cm">
            <draw:text-box>
              <text:p><text:span text:style-name="T19">SP</text:span></text:p>
            </draw:text-box>
          </draw:frame>
          <draw:line draw:style-name="gr38" draw:text-style-name="P1" draw:layer="layout" svg:x1="16.726cm" svg:y1="3.502cm" svg:x2="16.331cm" svg:y2="3.502cm">
            <text:p/>
          </draw:line>
        </draw:g>
        <draw:custom-shape draw:style-name="gr18" draw:text-style-name="P37" draw:layer="layout" svg:width="1.49cm" svg:height="0.325cm" svg:x="14.824cm" svg:y="3.32cm">
          <text:p text:style-name="P23"><text:span text:style-name="T18">return addr </text:span><text:span text:style-name="T25">7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4" draw:layer="layout" svg:width="1.484cm" svg:height="0.325cm" svg:x="19.816cm" svg:y="4.559cm">
          <text:p text:style-name="P23"><text:span text:style-name="T16">R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4" draw:layer="layout" svg:width="1.484cm" svg:height="0.325cm" svg:x="19.816cm" svg:y="4.234cm">
          <text:p text:style-name="P23"><text:span text:style-name="T16">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4" draw:layer="layout" svg:width="1.484cm" svg:height="0.325cm" svg:x="19.817cm" svg:y="3.909cm">
          <text:p text:style-name="P23"><text:span text:style-name="T16">Arg =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7" draw:layer="layout" svg:width="1.49cm" svg:height="0.325cm" svg:x="19.816cm" svg:y="3.595cm">
          <text:p text:style-name="P23"><text:span text:style-name="T18">return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1.498cm" svg:height="7.32cm" svg:x="19.808cm" svg:y="0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19.809cm" svg:y="7.508cm">
          <text:p text:style-name="P23"><text:span text:style-name="T16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19.808cm" svg:y="7.183cm">
          <text:p text:style-name="P23"><text:span text:style-name="T16">n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19.807cm" svg:y="6.858cm">
          <text:p text:style-name="P23"><text:span text:style-name="T16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27" draw:layer="layout" svg:width="1.187cm" svg:height="7.954cm" svg:x="18.9cm" svg:y="0.4cm">
          <draw:text-box>
            <text:p text:style-name="P26"><text:span text:style-name="T16">2047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1536</text:span></text:p>
          </draw:text-box>
        </draw:frame>
        <draw:custom-shape draw:style-name="gr35" draw:text-style-name="P24" draw:layer="layout" svg:width="1.498cm" svg:height="0.325cm" svg:x="19.808cm" svg:y="6.537cm">
          <text:p text:style-name="P23"><text:span text:style-name="T16">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89cm" svg:height="0.325cm" svg:x="19.816cm" svg:y="6.212cm">
          <text:p text:style-name="P23"><text:span text:style-name="T16">Arg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9" draw:layer="layout" svg:width="1.485cm" svg:height="0.322cm" svg:x="19.816cm" svg:y="5.882cm">
          <text:p text:style-name="P28"><text:span text:style-name="T18">return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9" draw:layer="layout" svg:width="1.5cm" svg:height="0.346cm" svg:x="19.808cm" svg:y="5.536cm">
          <text:p text:style-name="P28"><text:span text:style-name="T18">return addr </text:span><text:span text:style-name="T25">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4" draw:layer="layout" svg:width="1.498cm" svg:height="0.325cm" svg:x="19.809cm" svg:y="5.212cm">
          <text:p text:style-name="P23"><text:span text:style-name="T16">Old BP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4" draw:layer="layout" svg:width="1.498cm" svg:height="0.325cm" svg:x="19.809cm" svg:y="4.886cm">
          <text:p text:style-name="P23"><text:span text:style-name="T16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1" draw:text-style-name="P30" draw:layer="layout" svg:width="0.942cm" svg:height="0.598cm" svg:x="21.501cm" svg:y="2.854cm">
            <draw:text-box>
              <text:p><text:span text:style-name="T19">BP</text:span></text:p>
            </draw:text-box>
          </draw:frame>
          <draw:line draw:style-name="gr38" draw:text-style-name="P1" draw:layer="layout" svg:x1="21.701cm" svg:y1="3.127cm" svg:x2="21.306cm" svg:y2="3.127cm">
            <text:p/>
          </draw:line>
        </draw:g>
        <draw:g>
          <draw:frame draw:style-name="gr62" draw:text-style-name="P30" draw:layer="layout" svg:width="0.928cm" svg:height="0.599cm" svg:x="21.509cm" svg:y="2.496cm">
            <draw:text-box>
              <text:p><text:span text:style-name="T19">SP</text:span></text:p>
            </draw:text-box>
          </draw:frame>
          <draw:line draw:style-name="gr38" draw:text-style-name="P1" draw:layer="layout" svg:x1="21.709cm" svg:y1="2.769cm" svg:x2="21.314cm" svg:y2="2.769cm">
            <text:p/>
          </draw:line>
        </draw:g>
        <draw:custom-shape draw:style-name="gr18" draw:text-style-name="P37" draw:layer="layout" svg:width="1.49cm" svg:height="0.325cm" svg:x="19.808cm" svg:y="3.269cm">
          <text:p text:style-name="P23"><text:span text:style-name="T18">return addr </text:span><text:span text:style-name="T25">7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4" draw:layer="layout" svg:width="1.498cm" svg:height="0.325cm" svg:x="19.8cm" svg:y="2.944cm">
          <text:p text:style-name="P23"><text:span text:style-name="T16">Old BP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4" draw:layer="layout" svg:width="1.498cm" svg:height="0.325cm" svg:x="19.8cm" svg:y="2.618cm">
          <text:p text:style-name="P23"><text:span text:style-name="T16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4" draw:layer="layout" svg:width="1.484cm" svg:height="0.325cm" svg:x="25.219cm" svg:y="4.624cm">
          <text:p text:style-name="P23"><text:span text:style-name="T16">R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4" draw:layer="layout" svg:width="1.484cm" svg:height="0.325cm" svg:x="25.219cm" svg:y="4.299cm">
          <text:p text:style-name="P23"><text:span text:style-name="T16">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4" draw:layer="layout" svg:width="1.484cm" svg:height="0.325cm" svg:x="25.22cm" svg:y="3.974cm">
          <text:p text:style-name="P23"><text:span text:style-name="T16">Arg =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1.498cm" svg:height="7.32cm" svg:x="25.211cm" svg:y="0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25.212cm" svg:y="7.573cm">
          <text:p text:style-name="P23"><text:span text:style-name="T16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25.211cm" svg:y="7.248cm">
          <text:p text:style-name="P23"><text:span text:style-name="T16">n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25.21cm" svg:y="6.923cm">
          <text:p text:style-name="P23"><text:span text:style-name="T16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27" draw:layer="layout" svg:width="1.187cm" svg:height="7.954cm" svg:x="24.303cm" svg:y="0.465cm">
          <draw:text-box>
            <text:p text:style-name="P26"><text:span text:style-name="T16">2047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1536</text:span></text:p>
          </draw:text-box>
        </draw:frame>
        <draw:custom-shape draw:style-name="gr35" draw:text-style-name="P24" draw:layer="layout" svg:width="1.498cm" svg:height="0.325cm" svg:x="25.211cm" svg:y="6.602cm">
          <text:p text:style-name="P23"><text:span text:style-name="T16">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89cm" svg:height="0.325cm" svg:x="25.219cm" svg:y="6.277cm">
          <text:p text:style-name="P23"><text:span text:style-name="T16">Arg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9" draw:layer="layout" svg:width="1.485cm" svg:height="0.322cm" svg:x="25.219cm" svg:y="5.947cm">
          <text:p text:style-name="P28"><text:span text:style-name="T18">return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9" draw:layer="layout" svg:width="1.5cm" svg:height="0.346cm" svg:x="25.211cm" svg:y="5.601cm">
          <text:p text:style-name="P28"><text:span text:style-name="T18">return addr </text:span><text:span text:style-name="T25">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4" draw:layer="layout" svg:width="1.498cm" svg:height="0.325cm" svg:x="25.212cm" svg:y="5.277cm">
          <text:p text:style-name="P23"><text:span text:style-name="T16">Old BP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4" draw:layer="layout" svg:width="1.498cm" svg:height="0.325cm" svg:x="25.212cm" svg:y="4.951cm">
          <text:p text:style-name="P23"><text:span text:style-name="T16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4" draw:text-style-name="P30" draw:layer="layout" svg:width="1.178cm" svg:height="0.747cm" svg:x="26.904cm" svg:y="2.919cm">
            <draw:text-box>
              <text:p><text:span text:style-name="T19">BP</text:span></text:p>
            </draw:text-box>
          </draw:frame>
          <draw:line draw:style-name="gr38" draw:text-style-name="P1" draw:layer="layout" svg:x1="27.104cm" svg:y1="3.192cm" svg:x2="26.709cm" svg:y2="3.192cm">
            <text:p/>
          </draw:line>
        </draw:g>
        <draw:g>
          <draw:frame draw:style-name="gr64" draw:text-style-name="P30" draw:layer="layout" svg:width="1.161cm" svg:height="0.747cm" svg:x="26.912cm" svg:y="2.561cm">
            <draw:text-box>
              <text:p><text:span text:style-name="T19">SP</text:span></text:p>
            </draw:text-box>
          </draw:frame>
          <draw:line draw:style-name="gr38" draw:text-style-name="P1" draw:layer="layout" svg:x1="27.112cm" svg:y1="2.834cm" svg:x2="26.717cm" svg:y2="2.834cm">
            <text:p/>
          </draw:line>
        </draw:g>
        <draw:custom-shape draw:style-name="gr18" draw:text-style-name="P37" draw:layer="layout" svg:width="1.49cm" svg:height="0.325cm" svg:x="25.211cm" svg:y="3.334cm">
          <text:p text:style-name="P23"><text:span text:style-name="T18">return addr </text:span><text:span text:style-name="T25">7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4" draw:layer="layout" svg:width="1.498cm" svg:height="0.325cm" svg:x="25.203cm" svg:y="3.009cm">
          <text:p text:style-name="P23"><text:span text:style-name="T16">Old BP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4" draw:layer="layout" svg:width="1.498cm" svg:height="0.325cm" svg:x="25.203cm" svg:y="2.683cm">
          <text:p text:style-name="P23"><text:span text:style-name="T16">f =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35" draw:layer="layout" svg:width="3.6cm" svg:height="1.093cm" svg:x="0.716cm" svg:y="-2.774cm">
          <draw:text-box>
            <text:p text:style-name="P34"><text:span text:style-name="T21">a) BP and SP are initialized as 1535.</text:span></text:p>
          </draw:text-box>
        </draw:frame>
        <draw:frame draw:style-name="gr66" draw:text-style-name="P35" draw:layer="layout" svg:width="4.184cm" svg:height="2.75cm" svg:x="4.716cm" svg:y="-2.873cm">
          <draw:text-box>
            <text:p text:style-name="P34"><text:span text:style-name="T21">b) BP is pushed to the stack and BP now points to SP. This shows the starting of activation record of </text:span><text:span text:style-name="T22">main()</text:span></text:p>
          </draw:text-box>
        </draw:frame>
        <draw:frame draw:style-name="gr67" draw:text-style-name="P35" draw:layer="layout" svg:width="4.184cm" svg:height="1.921cm" svg:x="9.116cm" svg:y="-2.872cm">
          <draw:text-box>
            <text:p text:style-name="P34"><text:span text:style-name="T21">c) Space for local variables </text:span><text:span text:style-name="T22">n </text:span><text:span text:style-name="T23">and </text:span><text:span text:style-name="T22">result </text:span><text:span text:style-name="T21">of <text:s/></text:span><text:span text:style-name="T22">main() </text:span><text:span text:style-name="T23">are allocated in the stack.</text:span></text:p>
          </draw:text-box>
        </draw:frame>
        <draw:frame draw:style-name="gr68" draw:text-style-name="P35" draw:layer="layout" svg:width="4.184cm" svg:height="2.336cm" svg:x="13.716cm" svg:y="-2.871cm">
          <draw:text-box>
            <text:p text:style-name="P34"><text:span text:style-name="T21">d) The value of n is taken as input from the user and stored in the stack. (Assumed to be </text:span><text:span text:style-name="T22">2</text:span><text:span text:style-name="T21">)</text:span></text:p>
          </draw:text-box>
        </draw:frame>
        <draw:frame draw:style-name="gr69" draw:text-style-name="P35" draw:layer="layout" svg:width="3.684cm" svg:height="2.749cm" svg:x="18.856cm" svg:y="-2.982cm">
          <draw:text-box>
            <text:p text:style-name="P34"><text:span text:style-name="T21">e) Just before CALL instruction, registers and arguments are pushed. Space for </text:span><text:span text:style-name="T22">return value</text:span><text:span text:style-name="T23"> is allocated.</text:span></text:p>
          </draw:text-box>
        </draw:frame>
        <draw:frame draw:style-name="gr70" draw:text-style-name="P35" draw:layer="layout" svg:width="3.544cm" svg:height="3.014cm" svg:x="23.656cm" svg:y="-2.981cm">
          <draw:text-box>
            <text:p text:style-name="P34"><text:span text:style-name="T21">f) CALL instruction pushes the return address of the next instruction </text:span><text:span text:style-name="T22">150 </text:span><text:span text:style-name="T23">to the stack (See machine code)</text:span></text:p>
          </draw:text-box>
        </draw:frame>
        <draw:frame draw:style-name="gr67" draw:text-style-name="P35" draw:layer="layout" svg:width="4.544cm" svg:height="1.921cm" svg:x="0.256cm" svg:y="8.044cm">
          <draw:text-box>
            <text:p text:style-name="P34"><text:span text:style-name="T21">g) Control is transferred to </text:span><text:span text:style-name="T22">fact().</text:span><text:span text:style-name="T23"> Old value of BP is backed up. Starting the activation record of </text:span><text:span text:style-name="T22">fact().</text:span></text:p>
          </draw:text-box>
        </draw:frame>
        <draw:frame draw:style-name="gr67" draw:text-style-name="P35" draw:layer="layout" svg:width="3.4cm" svg:height="1.921cm" svg:x="5cm" svg:y="8.065cm">
          <draw:text-box>
            <text:p text:style-name="P34"><text:span text:style-name="T21">h) Space for the local variable </text:span><text:span text:style-name="T22">f </text:span><text:span text:style-name="T23">of </text:span><text:span text:style-name="T22">fact()</text:span><text:span text:style-name="T23"> is allocated in the stack.</text:span></text:p>
          </draw:text-box>
        </draw:frame>
        <draw:frame draw:style-name="gr68" draw:text-style-name="P35" draw:layer="layout" svg:width="5cm" svg:height="2.336cm" svg:x="8.4cm" svg:y="8.038cm">
          <draw:text-box>
            <text:p text:style-name="P34"><text:span text:style-name="T21">i) Just before the recursive call to </text:span><text:span text:style-name="T22">fact().</text:span><text:span text:style-name="T23"> Used registers and Argument </text:span><text:span text:style-name="T22">n-1 </text:span><text:span text:style-name="T23">is pushed, and space for return value is allocated.</text:span></text:p>
          </draw:text-box>
        </draw:frame>
        <draw:frame draw:style-name="gr71" draw:text-style-name="P35" draw:layer="layout" svg:width="4cm" svg:height="2.335cm" svg:x="13.8cm" svg:y="7.965cm">
          <draw:text-box>
            <text:p text:style-name="P34"><text:span text:style-name="T21">j) CALL pushes the return address 76 to the stack and transfers control to </text:span><text:span text:style-name="T22">fact().</text:span><text:span text:style-name="T21">.</text:span></text:p>
          </draw:text-box>
        </draw:frame>
        <draw:frame draw:style-name="gr71" draw:text-style-name="P35" draw:layer="layout" svg:width="4.5cm" svg:height="2.335cm" svg:x="18.2cm" svg:y="7.965cm">
          <draw:text-box>
            <text:p text:style-name="P34"><text:span text:style-name="T21">k) Control is transferred to </text:span><text:span text:style-name="T22">fact()</text:span><text:span text:style-name="T23"> again. Old value of BP is backed up. Space for local variable </text:span><text:span text:style-name="T22">f </text:span><text:span text:style-name="T23">allocated.</text:span></text:p>
          </draw:text-box>
        </draw:frame>
        <draw:frame draw:style-name="gr71" draw:text-style-name="P35" draw:layer="layout" svg:width="4cm" svg:height="2.335cm" svg:x="13.8cm" svg:y="7.966cm">
          <draw:text-box>
            <text:p text:style-name="P34"><text:span text:style-name="T21">j) CALL pushes the return address 76 to the stack and transfers control to </text:span><text:span text:style-name="T22">fact().</text:span><text:span text:style-name="T21">.</text:span></text:p>
          </draw:text-box>
        </draw:frame>
        <draw:frame draw:style-name="gr67" draw:text-style-name="P35" draw:layer="layout" svg:width="4.5cm" svg:height="1.921cm" svg:x="23.6cm" svg:y="8.044cm">
          <draw:text-box>
            <text:p text:style-name="P34"><text:span text:style-name="T21">l) Gets into the </text:span><text:span text:style-name="T23">if condition (base case) and sets </text:span><text:span text:style-name="T22">f = 1. </text:span><text:span text:style-name="T23">Stores </text:span><text:span text:style-name="T22">return value</text:span><text:span text:style-name="T23"> <text:s/>with 1.</text:span><text:span text:style-name="T21"> </text:span></text:p>
          </draw:text-box>
        </draw:frame>
        <draw:custom-shape draw:style-name="gr72" draw:text-style-name="P39" draw:layer="layout" svg:width="1.49cm" svg:height="0.325cm" svg:x="25.206cm" svg:y="3.647cm">
          <text:p text:style-name="P23"><text:span text:style-name="T20">return value <text:s/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4" draw:layer="layout" svg:width="1.484cm" svg:height="0.325cm" svg:x="1.526cm" svg:y="15.065cm">
          <text:p text:style-name="P23"><text:span text:style-name="T16">R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4" draw:layer="layout" svg:width="1.484cm" svg:height="0.325cm" svg:x="1.526cm" svg:y="14.74cm">
          <text:p text:style-name="P23"><text:span text:style-name="T16">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4" draw:layer="layout" svg:width="1.484cm" svg:height="0.325cm" svg:x="1.527cm" svg:y="14.415cm">
          <text:p text:style-name="P23"><text:span text:style-name="T16">Arg =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5" draw:layer="layout" svg:width="1.49cm" svg:height="0.325cm" svg:x="1.526cm" svg:y="14.101cm">
          <text:p text:style-name="P23"><text:span text:style-name="T17">return value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1.498cm" svg:height="7.32cm" svg:x="1.518cm" svg:y="11.0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1.519cm" svg:y="18.014cm">
          <text:p text:style-name="P23"><text:span text:style-name="T16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1.518cm" svg:y="17.689cm">
          <text:p text:style-name="P23"><text:span text:style-name="T16">n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1.517cm" svg:y="17.364cm">
          <text:p text:style-name="P23"><text:span text:style-name="T16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27" draw:layer="layout" svg:width="1.187cm" svg:height="7.954cm" svg:x="0.61cm" svg:y="10.906cm">
          <draw:text-box>
            <text:p text:style-name="P26"><text:span text:style-name="T16">2047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1536</text:span></text:p>
          </draw:text-box>
        </draw:frame>
        <draw:custom-shape draw:style-name="gr35" draw:text-style-name="P24" draw:layer="layout" svg:width="1.498cm" svg:height="0.325cm" svg:x="1.518cm" svg:y="17.043cm">
          <text:p text:style-name="P23"><text:span text:style-name="T16">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89cm" svg:height="0.325cm" svg:x="1.526cm" svg:y="16.718cm">
          <text:p text:style-name="P23"><text:span text:style-name="T16">Arg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9" draw:layer="layout" svg:width="1.485cm" svg:height="0.322cm" svg:x="1.526cm" svg:y="16.388cm">
          <text:p text:style-name="P28"><text:span text:style-name="T18">return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9" draw:layer="layout" svg:width="1.5cm" svg:height="0.346cm" svg:x="1.518cm" svg:y="16.042cm">
          <text:p text:style-name="P28"><text:span text:style-name="T18">return addr </text:span><text:span text:style-name="T25">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4" draw:layer="layout" svg:width="1.498cm" svg:height="0.325cm" svg:x="1.519cm" svg:y="15.718cm">
          <text:p text:style-name="P23"><text:span text:style-name="T16">Old BP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4" draw:layer="layout" svg:width="1.498cm" svg:height="0.325cm" svg:x="1.519cm" svg:y="15.392cm">
          <text:p text:style-name="P23"><text:span text:style-name="T16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5" draw:text-style-name="P30" draw:layer="layout" svg:width="0.942cm" svg:height="0.599cm" svg:x="3.213cm" svg:y="15.605cm">
            <draw:text-box>
              <text:p><text:span text:style-name="T19">BP</text:span></text:p>
            </draw:text-box>
          </draw:frame>
          <draw:line draw:style-name="gr38" draw:text-style-name="P1" draw:layer="layout" svg:x1="3.413cm" svg:y1="15.878cm" svg:x2="3.018cm" svg:y2="15.878cm">
            <text:p/>
          </draw:line>
        </draw:g>
        <draw:g>
          <draw:frame draw:style-name="gr46" draw:text-style-name="P30" draw:layer="layout" svg:width="0.929cm" svg:height="0.598cm" svg:x="3.219cm" svg:y="13.633cm">
            <draw:text-box>
              <text:p><text:span text:style-name="T19">SP</text:span></text:p>
            </draw:text-box>
          </draw:frame>
          <draw:line draw:style-name="gr38" draw:text-style-name="P1" draw:layer="layout" svg:x1="3.419cm" svg:y1="13.906cm" svg:x2="3.024cm" svg:y2="13.906cm">
            <text:p/>
          </draw:line>
        </draw:g>
        <draw:custom-shape draw:style-name="gr18" draw:text-style-name="P24" draw:layer="layout" svg:width="1.49cm" svg:height="0.325cm" svg:x="1.518cm" svg:y="13.775cm">
          <text:p text:style-name="P23"><text:span text:style-name="T18">return addr </text:span><text:span text:style-name="T25">7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4" draw:layer="layout" svg:width="1.484cm" svg:height="0.325cm" svg:x="6.118cm" svg:y="15.064cm">
          <text:p text:style-name="P23"><text:span text:style-name="T16">R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4" draw:layer="layout" svg:width="1.484cm" svg:height="0.325cm" svg:x="6.118cm" svg:y="14.739cm">
          <text:p text:style-name="P23"><text:span text:style-name="T16">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4" draw:layer="layout" svg:width="1.484cm" svg:height="0.325cm" svg:x="6.119cm" svg:y="14.414cm">
          <text:p text:style-name="P23"><text:span text:style-name="T16">Arg =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5" draw:layer="layout" svg:width="1.49cm" svg:height="0.325cm" svg:x="6.118cm" svg:y="14.1cm">
          <text:p text:style-name="P23"><text:span text:style-name="T17">return value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1.498cm" svg:height="7.32cm" svg:x="6.11cm" svg:y="11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6.111cm" svg:y="18.013cm">
          <text:p text:style-name="P23"><text:span text:style-name="T16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6.11cm" svg:y="17.688cm">
          <text:p text:style-name="P23"><text:span text:style-name="T16">n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6.109cm" svg:y="17.363cm">
          <text:p text:style-name="P23"><text:span text:style-name="T16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27" draw:layer="layout" svg:width="1.187cm" svg:height="7.954cm" svg:x="5.202cm" svg:y="10.905cm">
          <draw:text-box>
            <text:p text:style-name="P26"><text:span text:style-name="T16">2047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1536</text:span></text:p>
          </draw:text-box>
        </draw:frame>
        <draw:custom-shape draw:style-name="gr35" draw:text-style-name="P24" draw:layer="layout" svg:width="1.498cm" svg:height="0.325cm" svg:x="6.11cm" svg:y="17.042cm">
          <text:p text:style-name="P23"><text:span text:style-name="T16">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89cm" svg:height="0.325cm" svg:x="6.118cm" svg:y="16.717cm">
          <text:p text:style-name="P23"><text:span text:style-name="T16">Arg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9" draw:layer="layout" svg:width="1.485cm" svg:height="0.322cm" svg:x="6.118cm" svg:y="16.387cm">
          <text:p text:style-name="P28"><text:span text:style-name="T18">return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9" draw:layer="layout" svg:width="1.5cm" svg:height="0.346cm" svg:x="6.11cm" svg:y="16.041cm">
          <text:p text:style-name="P28"><text:span text:style-name="T18">return addr </text:span><text:span text:style-name="T25">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4" draw:layer="layout" svg:width="1.498cm" svg:height="0.325cm" svg:x="6.111cm" svg:y="15.717cm">
          <text:p text:style-name="P23"><text:span text:style-name="T16">Old BP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4" draw:layer="layout" svg:width="1.498cm" svg:height="0.325cm" svg:x="6.111cm" svg:y="15.391cm">
          <text:p text:style-name="P23"><text:span text:style-name="T16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5" draw:text-style-name="P30" draw:layer="layout" svg:width="0.942cm" svg:height="0.599cm" svg:x="7.805cm" svg:y="15.604cm">
            <draw:text-box>
              <text:p><text:span text:style-name="T19">BP</text:span></text:p>
            </draw:text-box>
          </draw:frame>
          <draw:line draw:style-name="gr38" draw:text-style-name="P1" draw:layer="layout" svg:x1="8.005cm" svg:y1="15.877cm" svg:x2="7.61cm" svg:y2="15.877cm">
            <text:p/>
          </draw:line>
        </draw:g>
        <draw:g>
          <draw:frame draw:style-name="gr52" draw:text-style-name="P30" draw:layer="layout" svg:width="0.928cm" svg:height="0.598cm" svg:x="7.811cm" svg:y="14.032cm">
            <draw:text-box>
              <text:p><text:span text:style-name="T19">SP</text:span></text:p>
            </draw:text-box>
          </draw:frame>
          <draw:line draw:style-name="gr38" draw:text-style-name="P1" draw:layer="layout" svg:x1="8.011cm" svg:y1="14.305cm" svg:x2="7.616cm" svg:y2="14.305cm">
            <text:p/>
          </draw:line>
        </draw:g>
        <draw:custom-shape draw:style-name="gr34" draw:text-style-name="P1" draw:layer="layout" svg:width="1.498cm" svg:height="7.32cm" svg:x="10.111cm" svg:y="11.0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10.112cm" svg:y="18.014cm">
          <text:p text:style-name="P23"><text:span text:style-name="T16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10.111cm" svg:y="17.689cm">
          <text:p text:style-name="P23"><text:span text:style-name="T16">n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10.11cm" svg:y="17.364cm">
          <text:p text:style-name="P23"><text:span text:style-name="T16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27" draw:layer="layout" svg:width="1.187cm" svg:height="7.954cm" svg:x="9.203cm" svg:y="10.906cm">
          <draw:text-box>
            <text:p text:style-name="P26"><text:span text:style-name="T16">2047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1536</text:span></text:p>
          </draw:text-box>
        </draw:frame>
        <draw:custom-shape draw:style-name="gr35" draw:text-style-name="P24" draw:layer="layout" svg:width="1.498cm" svg:height="0.325cm" svg:x="10.111cm" svg:y="17.043cm">
          <text:p text:style-name="P23"><text:span text:style-name="T16">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89cm" svg:height="0.325cm" svg:x="10.119cm" svg:y="16.718cm">
          <text:p text:style-name="P23"><text:span text:style-name="T16">Arg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1" draw:layer="layout" svg:width="1.485cm" svg:height="0.322cm" svg:x="10.119cm" svg:y="16.388cm">
          <text:p text:style-name="P28"><text:span text:style-name="T20">return valu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9" draw:layer="layout" svg:width="1.5cm" svg:height="0.346cm" svg:x="10.111cm" svg:y="16.042cm">
          <text:p text:style-name="P28"><text:span text:style-name="T18">return addr </text:span><text:span text:style-name="T25">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4" draw:layer="layout" svg:width="1.498cm" svg:height="0.325cm" svg:x="10.112cm" svg:y="15.718cm">
          <text:p text:style-name="P23"><text:span text:style-name="T16">Old BP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4" draw:layer="layout" svg:width="1.498cm" svg:height="0.325cm" svg:x="10.112cm" svg:y="15.392cm">
          <text:p text:style-name="P23"><text:span text:style-name="T16">f = 2x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5" draw:text-style-name="P30" draw:layer="layout" svg:width="0.942cm" svg:height="0.599cm" svg:x="11.806cm" svg:y="15.605cm">
            <draw:text-box>
              <text:p><text:span text:style-name="T19">BP</text:span></text:p>
            </draw:text-box>
          </draw:frame>
          <draw:line draw:style-name="gr38" draw:text-style-name="P1" draw:layer="layout" svg:x1="12.006cm" svg:y1="15.878cm" svg:x2="11.611cm" svg:y2="15.878cm">
            <text:p/>
          </draw:line>
        </draw:g>
        <draw:g>
          <draw:frame draw:style-name="gr52" draw:text-style-name="P30" draw:layer="layout" svg:width="0.928cm" svg:height="0.598cm" svg:x="11.823cm" svg:y="15.305cm">
            <draw:text-box>
              <text:p><text:span text:style-name="T19">SP</text:span></text:p>
            </draw:text-box>
          </draw:frame>
          <draw:line draw:style-name="gr38" draw:text-style-name="P1" draw:layer="layout" svg:x1="12.023cm" svg:y1="15.578cm" svg:x2="11.628cm" svg:y2="15.578cm">
            <text:p/>
          </draw:line>
        </draw:g>
        <draw:line draw:style-name="gr40" draw:text-style-name="P1" draw:layer="layout" svg:x1="7.608cm" svg:y1="14.1cm" svg:x2="8.306cm" svg:y2="13.305cm">
          <text:p/>
        </draw:line>
        <draw:line draw:style-name="gr40" draw:text-style-name="P1" draw:layer="layout" svg:x1="7.608cm" svg:y1="14.895cm" svg:x2="8.306cm" svg:y2="14.895cm">
          <text:p/>
        </draw:line>
        <draw:line draw:style-name="gr40" draw:text-style-name="P1" draw:layer="layout" svg:x1="7.607cm" svg:y1="15.304cm" svg:x2="8.305cm" svg:y2="15.304cm">
          <text:p/>
        </draw:line>
        <draw:custom-shape draw:style-name="gr41" draw:text-style-name="P24" draw:layer="layout" svg:width="0.396cm" svg:height="0.405cm" svg:x="8.305cm" svg:y="15.1cm">
          <text:p text:style-name="P23"><text:span text:style-name="T16">R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1" draw:text-style-name="P24" draw:layer="layout" svg:width="0.396cm" svg:height="0.405cm" svg:x="8.296cm" svg:y="14.661cm">
          <text:p text:style-name="P23"><text:span text:style-name="T16">R0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1" draw:text-style-name="P24" draw:layer="layout" svg:width="0.396cm" svg:height="0.405cm" svg:x="8.31cm" svg:y="13.105cm">
          <text:p text:style-name="P23"><text:span text:style-name="T16">R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4" draw:text-style-name="P1" draw:layer="layout" svg:width="1.498cm" svg:height="7.32cm" svg:x="15.112cm" svg:y="11.0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15.113cm" svg:y="18.015cm">
          <text:p text:style-name="P23"><text:span text:style-name="T16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15.112cm" svg:y="17.69cm">
          <text:p text:style-name="P23"><text:span text:style-name="T16">n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15.111cm" svg:y="17.365cm">
          <text:p text:style-name="P23"><text:span text:style-name="T16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27" draw:layer="layout" svg:width="1.187cm" svg:height="7.954cm" svg:x="14.204cm" svg:y="10.907cm">
          <draw:text-box>
            <text:p text:style-name="P26"><text:span text:style-name="T16">2047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1536</text:span></text:p>
          </draw:text-box>
        </draw:frame>
        <draw:custom-shape draw:style-name="gr35" draw:text-style-name="P24" draw:layer="layout" svg:width="1.498cm" svg:height="0.325cm" svg:x="15.112cm" svg:y="17.044cm">
          <text:p text:style-name="P23"><text:span text:style-name="T16">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89cm" svg:height="0.325cm" svg:x="15.12cm" svg:y="16.719cm">
          <text:p text:style-name="P23"><text:span text:style-name="T16">Arg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2" draw:layer="layout" svg:width="1.485cm" svg:height="0.322cm" svg:x="15.12cm" svg:y="16.389cm">
          <text:p text:style-name="P28"><text:span text:style-name="T17">return valu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9" draw:layer="layout" svg:width="1.5cm" svg:height="0.346cm" svg:x="15.112cm" svg:y="16.043cm">
          <text:p text:style-name="P28"><text:span text:style-name="T18">return addr </text:span><text:span text:style-name="T25">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1" draw:text-style-name="P30" draw:layer="layout" svg:width="0.942cm" svg:height="0.598cm" svg:x="16.805cm" svg:y="17.905cm">
            <draw:text-box>
              <text:p><text:span text:style-name="T19">BP</text:span></text:p>
            </draw:text-box>
          </draw:frame>
          <draw:line draw:style-name="gr38" draw:text-style-name="P1" draw:layer="layout" svg:x1="17.005cm" svg:y1="18.178cm" svg:x2="16.61cm" svg:y2="18.178cm">
            <text:p/>
          </draw:line>
        </draw:g>
        <draw:g>
          <draw:frame draw:style-name="gr46" draw:text-style-name="P30" draw:layer="layout" svg:width="0.929cm" svg:height="0.598cm" svg:x="16.807cm" svg:y="15.936cm">
            <draw:text-box>
              <text:p><text:span text:style-name="T19">SP</text:span></text:p>
            </draw:text-box>
          </draw:frame>
          <draw:line draw:style-name="gr38" draw:text-style-name="P1" draw:layer="layout" svg:x1="17.007cm" svg:y1="16.209cm" svg:x2="16.612cm" svg:y2="16.209cm">
            <text:p/>
          </draw:line>
        </draw:g>
        <draw:custom-shape draw:style-name="gr34" draw:text-style-name="P1" draw:layer="layout" svg:width="1.498cm" svg:height="7.32cm" svg:x="20.113cm" svg:y="11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20.114cm" svg:y="18.016cm">
          <text:p text:style-name="P23"><text:span text:style-name="T16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20.113cm" svg:y="17.691cm">
          <text:p text:style-name="P23"><text:span text:style-name="T16">n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20.112cm" svg:y="17.366cm">
          <text:p text:style-name="P23"><text:span text:style-name="T16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27" draw:layer="layout" svg:width="1.188cm" svg:height="7.954cm" svg:x="19.205cm" svg:y="10.908cm">
          <draw:text-box>
            <text:p text:style-name="P26"><text:span text:style-name="T16">2047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1536</text:span></text:p>
          </draw:text-box>
        </draw:frame>
        <draw:custom-shape draw:style-name="gr35" draw:text-style-name="P24" draw:layer="layout" svg:width="1.498cm" svg:height="0.325cm" svg:x="20.113cm" svg:y="17.045cm">
          <text:p text:style-name="P23"><text:span text:style-name="T16">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89cm" svg:height="0.325cm" svg:x="20.121cm" svg:y="16.72cm">
          <text:p text:style-name="P23"><text:span text:style-name="T16">Arg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2" draw:layer="layout" svg:width="1.485cm" svg:height="0.322cm" svg:x="20.121cm" svg:y="16.39cm">
          <text:p text:style-name="P28"><text:span text:style-name="T17">return valu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1" draw:text-style-name="P30" draw:layer="layout" svg:width="0.942cm" svg:height="0.598cm" svg:x="21.806cm" svg:y="17.906cm">
            <draw:text-box>
              <text:p><text:span text:style-name="T19">BP</text:span></text:p>
            </draw:text-box>
          </draw:frame>
          <draw:line draw:style-name="gr38" draw:text-style-name="P1" draw:layer="layout" svg:x1="22.006cm" svg:y1="18.179cm" svg:x2="21.611cm" svg:y2="18.179cm">
            <text:p/>
          </draw:line>
        </draw:g>
        <draw:g>
          <draw:frame draw:style-name="gr62" draw:text-style-name="P30" draw:layer="layout" svg:width="0.928cm" svg:height="0.599cm" svg:x="21.814cm" svg:y="16.264cm">
            <draw:text-box>
              <text:p><text:span text:style-name="T19">SP</text:span></text:p>
            </draw:text-box>
          </draw:frame>
          <draw:line draw:style-name="gr38" draw:text-style-name="P1" draw:layer="layout" svg:x1="22.014cm" svg:y1="16.537cm" svg:x2="21.619cm" svg:y2="16.537cm">
            <text:p/>
          </draw:line>
        </draw:g>
        <draw:line draw:style-name="gr40" draw:text-style-name="P1" draw:layer="layout" svg:x1="21.611cm" svg:y1="16.401cm" svg:x2="22.309cm" svg:y2="15.606cm">
          <text:p/>
        </draw:line>
        <draw:line draw:style-name="gr40" draw:text-style-name="P1" draw:layer="layout" svg:x1="21.611cm" svg:y1="17.196cm" svg:x2="22.309cm" svg:y2="17.196cm">
          <text:p/>
        </draw:line>
        <draw:custom-shape draw:style-name="gr41" draw:text-style-name="P24" draw:layer="layout" svg:width="0.396cm" svg:height="0.405cm" svg:x="22.299cm" svg:y="17.1cm">
          <text:p text:style-name="P23"><text:span text:style-name="T16">R0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1" draw:text-style-name="P24" draw:layer="layout" svg:width="0.396cm" svg:height="0.405cm" svg:x="22.313cm" svg:y="15.406cm">
          <text:p text:style-name="P23"><text:span text:style-name="T16">R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4" draw:text-style-name="P1" draw:layer="layout" svg:width="1.498cm" svg:height="7.32cm" svg:x="25.414cm" svg:y="11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25.415cm" svg:y="18.046cm">
          <text:p text:style-name="P23"><text:span text:style-name="T16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.498cm" svg:height="0.325cm" svg:x="25.414cm" svg:y="17.721cm">
          <text:p text:style-name="P23"><text:span text:style-name="T16">n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3" draw:layer="layout" svg:width="1.498cm" svg:height="0.325cm" svg:x="25.413cm" svg:y="17.396cm">
          <text:p text:style-name="P23"><text:span text:style-name="T19">result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3" draw:text-style-name="P27" draw:layer="layout" svg:width="1.187cm" svg:height="7.955cm" svg:x="24.506cm" svg:y="10.938cm">
          <draw:text-box>
            <text:p text:style-name="P26"><text:span text:style-name="T16">2047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.</text:span></text:p>
            <text:p text:style-name="P26"><text:span text:style-name="T16">1536</text:span></text:p>
          </draw:text-box>
        </draw:frame>
        <draw:g>
          <draw:frame draw:style-name="gr45" draw:text-style-name="P30" draw:layer="layout" svg:width="0.942cm" svg:height="0.599cm" svg:x="27.107cm" svg:y="17.936cm">
            <draw:text-box>
              <text:p><text:span text:style-name="T19">BP</text:span></text:p>
            </draw:text-box>
          </draw:frame>
          <draw:line draw:style-name="gr38" draw:text-style-name="P1" draw:layer="layout" svg:x1="27.307cm" svg:y1="18.209cm" svg:x2="26.912cm" svg:y2="18.209cm">
            <text:p/>
          </draw:line>
        </draw:g>
        <draw:g>
          <draw:frame draw:style-name="gr52" draw:text-style-name="P30" draw:layer="layout" svg:width="0.928cm" svg:height="0.598cm" svg:x="27.12cm" svg:y="17.305cm">
            <draw:text-box>
              <text:p><text:span text:style-name="T19">SP</text:span></text:p>
            </draw:text-box>
          </draw:frame>
          <draw:line draw:style-name="gr38" draw:text-style-name="P1" draw:layer="layout" svg:x1="27.32cm" svg:y1="17.578cm" svg:x2="26.925cm" svg:y2="17.578cm">
            <text:p/>
          </draw:line>
        </draw:g>
        <draw:frame draw:style-name="gr69" draw:text-style-name="P35" draw:layer="layout" svg:width="3.89cm" svg:height="2.749cm" svg:x="0.4cm" svg:y="18.582cm">
          <draw:text-box>
            <text:p text:style-name="P34"><text:span text:style-name="T21">m) Just before the RET instruction, local variables are <text:s/>popped out and </text:span><text:span text:style-name="T22">BP </text:span><text:span text:style-name="T23">is reset to OLD BP 3</text:span></text:p>
          </draw:text-box>
        </draw:frame>
        <draw:frame draw:style-name="gr69" draw:text-style-name="P35" draw:layer="layout" svg:width="4.384cm" svg:height="2.749cm" svg:x="4.422cm" svg:y="18.488cm">
          <draw:text-box>
            <text:p text:style-name="P34"><text:span text:style-name="T21">n) The RET instruction obtains </text:span><text:span text:style-name="T22">return addr</text:span><text:span text:style-name="T23"> from the stack and transfers control back to this address. The return value is stored in R2.</text:span></text:p>
          </draw:text-box>
        </draw:frame>
        <draw:frame draw:style-name="gr69" draw:text-style-name="P35" draw:layer="layout" svg:width="4.384cm" svg:height="2.749cm" svg:x="8.722cm" svg:y="18.388cm">
          <draw:text-box>
            <text:p text:style-name="P34"><text:span text:style-name="T21">o) After popping out the </text:span><text:span text:style-name="T23">return value, the argument and backed up registers. Value of </text:span><text:span text:style-name="T22">f </text:span><text:span text:style-name="T23">is computed. </text:span><text:span text:style-name="T22">return value </text:span><text:span text:style-name="T23">is stored as 2.</text:span></text:p>
          </draw:text-box>
        </draw:frame>
        <draw:frame draw:style-name="gr71" draw:text-style-name="P35" draw:layer="layout" svg:width="4.384cm" svg:height="2.335cm" svg:x="13.706cm" svg:y="18.409cm">
          <draw:text-box>
            <text:p text:style-name="P34"><text:span text:style-name="T21">p) Just before RET instruction in the callee. Local variables are popped and BP is reset to </text:span><text:span text:style-name="T22">Old BP 2</text:span></text:p>
          </draw:text-box>
        </draw:frame>
        <draw:frame draw:style-name="gr74" draw:text-style-name="P35" draw:layer="layout" svg:width="4.384cm" svg:height="1.92cm" svg:x="18.906cm" svg:y="18.388cm">
          <draw:text-box>
            <text:p text:style-name="P34"><text:span text:style-name="T21">q) </text:span><text:span text:style-name="T23">RET transfers control to the </text:span><text:span text:style-name="T22">return addr</text:span><text:span text:style-name="T23"> 150. The return value </text:span><text:span text:style-name="T22">2 </text:span><text:span text:style-name="T23">is stored in register R1. </text:span></text:p>
          </draw:text-box>
        </draw:frame>
        <draw:frame draw:style-name="gr71" draw:text-style-name="P35" draw:layer="layout" svg:width="4.2cm" svg:height="2.335cm" svg:x="23.906cm" svg:y="18.409cm">
          <draw:text-box>
            <text:p text:style-name="P34"><text:span text:style-name="T21">r) <text:s/>Result is computed. It is same as the </text:span><text:span text:style-name="T22">return value </text:span><text:span text:style-name="T23">of </text:span><text:span text:style-name="T22">fact(). </text:span><text:span text:style-name="T23">It is then printed, and program exits.</text:span></text:p>
          </draw:text-box>
        </draw:frame>
        <draw:custom-shape draw:style-name="gr35" draw:text-style-name="P29" draw:layer="layout" svg:width="1.498cm" svg:height="0.325cm" svg:x="24.784cm" svg:y="-5.014cm">
          <text:p text:style-name="P28"><text:span text:style-name="T18">return valu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5" draw:layer="layout" svg:width="14.848cm" svg:height="11.135cm" svg:x="3.075cm" svg:y="2.257cm" draw:page-number="7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3" draw:display-name="Arrowheads 3" svg:viewBox="0 0 3000 3000" svg:d="m1500 0 1500 2789v211h-114l-1286-2392v2392h-200v-2392l-1286 2392h-114v-21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4T12:53:52</meta:creation-date>
    <dc:date>2013-04-24T01:49:48</dc:date>
    <meta:editing-duration>PT10H54M47S</meta:editing-duration>
    <meta:editing-cycles>15</meta:editing-cycles>
    <meta:generator>LibreOffice/3.5$Linux_x86 LibreOffice_project/350m1$Build-2</meta:generator>
    <meta:document-statistic meta:object-count="628"/>
  </office:meta>
</office:document-meta>
</file>